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2.8874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11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enehp</text:p>
          </table:table-cell>
          <table:table-cell office:value-type="string" calcext:value-type="string">
            <text:p>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-N-N-N-N-N-N-H-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-N-N-N-N-N-H-N-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N-N-N-N-N-H-H-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-N-N-N-N-H-N-N-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-N-N-N-N-H-N-H-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-N-N-N-N-H-H-N-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-N-N-N-N-H-H-H-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-N-N-N-H-N-N-H-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-N-N-N-H-N-H-N-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-N-N-N-H-N-H-H-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-N-N-N-H-H-N-H-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-N-N-N-H-H-H-N-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-N-N-H-N-N-N-H-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-N-N-H-N-N-H-H-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-N-N-H-N-H-N-H-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-N-N-H-H-N-N-H-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-N-H-N-N-N-H-H-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-N-N-N-N-N-N-N-N-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-N-N-N-N-N-N-N-H-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-N-N-N-H-H-H-H-N-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-N-N-N-H-H-H-H-H-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-N-N-H-N-N-N-N-N-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-N-N-H-N-N-N-N-H-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-N-N-H-N-N-H-N-N-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-N-N-H-N-H-H-H-N-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-N-N-H-N-H-H-H-H-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-N-N-H-H-N-H-H-N-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-N-N-H-H-N-H-H-H-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-N-N-H-H-H-N-H-H-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-N-H-N-N-N-N-N-N-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-N-H-N-N-N-N-N-H-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-N-H-N-N-H-H-H-H-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-N-H-N-H-N-H-H-H-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-N-H-N-H-H-N-H-H-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-N-H-H-N-N-H-H-H-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-H-N-N-N-N-N-N-H-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-H-N-N-N-N-N-H-N-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-H-N-N-N-H-H-H-H-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-H-N-N-H-N-H-H-H-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-H-N-H-N-N-H-H-H-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-N-N-H-N-N-H-N-H-N-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-N-N-H-N-N-H-N-H-H-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-N-N-H-N-H-N-N-H-N-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-N-N-H-N-H-N-N-H-H-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-N-N-H-N-H-H-N-N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-N-N-H-N-H-H-N-H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-N-N-H-H-N-N-N-H-N-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-N-N-H-H-N-N-N-H-H-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-N-N-H-H-N-H-N-N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-N-N-H-H-N-H-N-H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-N-N-H-H-H-N-H-N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-N-N-H-H-H-H-N-H-N-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-N-N-H-H-H-H-N-H-H-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-N-N-H-H-H-H-H-H-N-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-N-N-H-H-H-H-H-H-H-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-N-H-N-N-N-H-N-H-N-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-N-H-N-N-N-H-N-H-H-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-N-H-N-N-H-N-N-H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-N-H-N-N-H-N-N-H-H-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-N-H-N-H-N-N-N-H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-N-H-N-H-N-N-N-H-H-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-N-H-N-H-H-H-N-H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-N-H-N-H-H-H-N-H-H-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-N-H-N-H-H-H-H-H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-N-H-N-H-H-H-H-H-H-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-N-H-H-N-N-N-N-H-H-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-N-H-H-N-N-N-H-N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-N-H-H-N-N-N-H-H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-N-H-H-N-N-H-H-N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-N-H-H-N-H-H-N-H-H-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-N-H-H-N-H-H-H-H-H-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-N-H-H-H-N-H-N-H-H-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-N-H-H-H-N-H-H-H-H-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-N-H-H-H-H-H-N-H-H-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-H-N-N-N-N-N-H-H-N-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-H-N-N-N-N-N-H-H-H-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-H-N-N-N-N-H-N-H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-H-N-N-N-N-H-N-H-H-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-H-N-N-N-H-N-N-H-H-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-H-N-N-N-H-N-H-N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-H-N-N-N-H-N-H-H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-H-N-N-N-H-H-H-N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-H-N-N-H-N-N-N-H-H-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-H-N-N-H-N-N-H-N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-H-N-N-H-N-N-H-H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-H-N-N-H-N-H-H-N-N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-H-N-N-H-H-H-N-H-H-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-H-N-N-H-H-H-H-H-H-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-H-N-H-N-N-N-N-H-H-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-H-N-H-N-H-H-N-H-H-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-H-N-H-N-H-H-H-H-H-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-H-N-H-H-N-H-N-H-H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-H-N-H-H-N-H-H-H-H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-H-N-H-H-H-H-N-H-H-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-N-N-H-N-H-H-N-N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-N-N-H-N-H-H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-N-N-H-N-H-H-N-H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-N-N-H-N-H-H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-N-N-H-H-N-H-N-N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-N-N-H-H-N-H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-N-N-H-H-N-H-N-H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-N-N-H-H-N-H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-N-N-H-H-H-N-N-N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-N-N-H-H-H-N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-N-N-H-H-H-N-N-H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-N-N-H-H-H-N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-N-N-H-H-H-N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-N-N-H-H-H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-N-H-N-N-H-N-N-N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-N-H-N-N-H-N-N-N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-N-H-N-N-H-H-N-N-H-N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-N-H-N-N-H-H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-N-H-N-N-H-H-N-H-H-N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-N-H-N-N-H-H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-N-H-N-H-N-N-N-N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-N-H-N-H-N-N-N-N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-N-H-N-H-N-H-N-N-H-N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-N-H-N-H-N-H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-N-H-N-H-N-H-N-H-H-N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-N-H-N-H-N-H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-N-H-N-H-H-N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-N-H-N-H-H-N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-N-H-N-H-H-N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-N-H-N-H-H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-N-H-N-H-H-H-N-N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-N-H-N-H-H-H-N-N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-N-H-N-H-H-H-H-N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-N-H-N-H-H-H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-N-H-H-N-N-N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-N-H-H-N-N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-N-H-H-N-N-N-H-H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-N-H-H-N-N-N-H-H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-N-H-H-N-N-H-N-N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-N-H-H-N-N-H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-N-H-H-N-N-H-N-H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-N-H-H-N-N-H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-N-H-H-N-N-H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-N-H-H-N-N-H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-N-H-H-N-H-N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-N-H-H-N-H-N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-N-H-H-N-H-N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-N-H-H-N-H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-N-H-H-H-N-N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-N-H-H-H-N-N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-N-H-H-H-N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-N-H-H-H-N-N-H-H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-N-H-H-H-N-N-H-H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-N-H-H-H-N-H-N-H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-N-H-H-H-N-H-H-H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-N-H-H-H-H-H-N-H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-N-H-H-H-H-H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-N-H-H-H-H-H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-N-H-H-H-H-H-H-H-H-N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-N-H-H-H-H-H-H-H-H-H-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-H-N-N-N-N-H-N-N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-H-N-N-N-N-H-N-N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-H-N-N-N-H-N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-H-N-N-N-H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-H-N-N-N-H-N-H-H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-H-N-N-N-H-N-H-H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-H-N-N-N-H-H-N-N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-H-N-N-N-H-H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-H-N-N-N-H-H-N-H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-H-N-N-N-H-H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-H-N-N-N-H-H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-H-N-N-N-H-H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-H-N-N-H-N-N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-H-N-N-H-N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-H-N-N-H-N-N-H-H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-H-N-N-H-N-N-H-H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-H-N-N-H-N-H-N-N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-H-N-N-H-N-H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-H-N-N-H-N-H-N-H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-H-N-N-H-N-H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-H-N-N-H-N-H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-H-N-N-H-N-H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-H-N-N-H-H-N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-H-N-N-H-H-N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-H-N-N-H-H-N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-H-N-N-H-H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-H-N-H-N-N-N-N-H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-H-N-H-N-N-N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-H-N-H-N-N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-H-N-H-N-N-N-H-H-H-N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-H-N-H-N-N-N-H-H-H-H-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-H-N-H-N-N-H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-H-N-H-N-N-H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-H-N-H-N-N-H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-H-N-H-N-N-H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-H-N-H-N-H-N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-H-N-H-N-H-N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-H-N-H-N-H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-H-N-H-N-H-N-H-H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-H-N-H-N-H-N-H-H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-H-N-H-N-H-H-N-H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-H-N-H-N-H-H-H-H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-H-N-H-H-N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-H-N-H-H-H-H-H-N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-H-N-H-H-H-H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-H-N-H-H-H-H-H-H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-H-N-H-H-H-H-H-H-H-H-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-H-H-N-N-N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-H-H-N-N-N-N-H-H-H-H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-H-H-N-N-N-H-N-N-H-H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-H-H-N-N-N-H-N-H-H-H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-H-H-N-N-N-H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-H-H-N-N-N-H-H-H-N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-H-H-N-N-N-H-H-H-H-N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-H-H-N-N-H-N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-H-H-N-H-H-H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-H-H-N-H-H-H-H-H-H-H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-H-H-H-N-H-H-H-N-H-H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-H-H-H-N-H-H-H-H-H-H-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-N-N-H-H-H-N-N-N-N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-N-N-H-H-H-N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-N-N-H-H-H-N-N-H-N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-N-N-H-H-H-N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-N-H-N-N-H-N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-N-H-N-N-H-N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-N-H-N-N-H-N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-N-H-N-N-H-N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-N-H-N-H-N-N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-N-H-N-H-N-N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-N-H-N-H-N-N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-N-H-N-H-N-N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-N-H-N-H-H-H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-N-H-N-H-H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-N-H-N-H-H-H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-N-H-N-H-H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-N-H-N-H-H-H-H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-N-H-N-H-H-H-H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-N-H-N-H-H-H-H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-N-H-N-H-H-H-H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-N-H-H-N-N-N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-N-H-H-N-N-N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-N-H-H-N-N-N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-N-H-H-N-N-N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-N-H-H-N-N-H-N-N-N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-N-H-H-N-N-H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-N-H-H-N-N-H-N-H-N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-N-H-H-N-N-H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-N-H-H-N-H-N-N-N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-N-H-H-N-H-N-N-H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-N-H-H-N-H-N-H-N-N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-N-H-H-N-H-N-H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-N-H-H-N-H-H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-N-H-H-N-H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-N-H-H-N-H-H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-N-H-H-N-H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-N-H-H-N-H-H-H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-N-H-H-N-H-H-H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-N-H-H-N-H-H-H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-N-H-H-N-H-H-H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-N-H-H-H-N-N-H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-N-H-H-H-N-N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-N-H-H-H-N-N-H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-N-H-H-H-N-N-H-H-H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-N-H-H-H-N-H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-N-H-H-H-N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-N-H-H-H-N-H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-N-H-H-H-N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-N-H-H-H-N-H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-N-H-H-H-N-H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-N-H-H-H-N-H-H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-N-H-H-H-N-H-H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-N-H-H-H-N-H-H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-N-H-H-H-N-H-H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-N-H-H-H-N-H-H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-N-H-H-H-N-H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-N-H-H-H-H-N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-N-H-H-H-H-N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-N-H-H-H-H-N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-N-H-H-H-H-N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-N-H-H-H-H-N-H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-N-H-H-H-H-N-H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-N-H-H-H-H-N-H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-N-H-H-H-H-N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-N-H-H-H-H-H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-N-H-H-H-H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-N-H-H-H-H-H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-N-H-H-H-H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-N-H-H-H-H-H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-N-H-H-H-H-H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-H-N-N-N-N-H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-H-N-N-N-N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-H-N-N-N-N-H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-H-N-N-N-N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-H-N-N-N-H-N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-H-N-N-N-H-N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-H-N-N-N-H-N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-H-N-N-N-H-N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-H-N-N-N-H-H-N-N-N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-H-N-N-N-H-H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-H-N-N-N-H-H-N-H-N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-H-N-N-N-H-H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-H-N-N-H-N-N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-H-N-N-H-N-N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-H-N-N-H-N-N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-H-N-N-H-N-N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-H-N-N-H-N-H-N-N-N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-H-N-N-H-N-H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-H-N-N-H-N-H-N-H-N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-H-N-N-H-N-H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-H-N-N-H-H-N-N-N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-H-N-N-H-H-N-N-H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-H-N-N-H-H-N-H-N-N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-H-N-N-H-H-N-H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-H-N-N-H-H-H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-H-N-N-H-H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-H-N-N-H-H-H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-H-N-N-H-H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-H-N-N-H-H-H-H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-H-N-N-H-H-H-H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-H-N-N-H-H-H-H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-H-N-N-H-H-H-H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-H-N-H-N-N-N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-H-N-H-N-N-N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-H-N-H-N-N-N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-H-N-H-N-N-N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-H-N-H-N-N-N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-H-N-H-N-N-N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-H-N-H-N-H-N-H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-H-N-H-N-H-N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-H-N-H-N-H-N-H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-H-N-H-N-H-N-H-H-H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-H-N-H-N-H-H-N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-H-N-H-N-H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-H-N-H-N-H-H-N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-H-N-H-N-H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-H-N-H-N-H-H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-H-N-H-N-H-H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-H-N-H-N-H-H-H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-H-N-H-N-H-H-H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-H-N-H-N-H-H-H-N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-H-N-H-N-H-H-H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-H-N-H-N-H-H-H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-H-N-H-N-H-H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-H-N-H-H-N-N-H-N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-H-N-H-H-N-N-H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-H-N-H-H-N-N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-H-N-H-H-N-N-H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-H-N-H-H-N-N-H-H-H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-H-N-H-H-N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-H-N-H-H-N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-H-N-H-H-N-H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-H-N-H-H-N-H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-H-N-H-H-N-H-H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-H-N-H-H-N-H-H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-H-N-H-H-N-H-H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-H-N-H-H-N-H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-H-N-H-H-H-N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-H-N-H-H-H-N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-H-N-H-H-H-N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-H-N-H-H-H-N-N-H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-H-N-H-H-H-N-N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-H-N-H-H-H-N-H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-H-N-H-H-H-N-H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-H-N-H-H-H-N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-H-N-H-H-H-N-H-H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-H-N-H-H-H-N-H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-H-N-H-H-H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-H-N-H-H-H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-H-N-H-H-H-H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-H-N-H-H-H-H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-H-N-H-H-H-H-H-N-N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-H-N-H-H-H-H-H-N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-H-N-H-H-H-H-H-H-N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-H-N-H-H-H-H-H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-H-H-N-N-N-N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-H-H-N-N-N-N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-H-H-N-N-N-N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-H-H-N-N-N-N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-H-H-N-N-N-H-H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-H-H-N-N-N-H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-H-H-N-N-N-H-H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-H-H-N-N-N-H-H-H-H-H-H-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-H-H-N-N-H-N-H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-H-H-N-N-H-N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-H-H-N-N-H-N-H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-H-H-N-N-H-N-H-H-H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-H-H-N-N-H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-H-H-N-N-H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-H-H-N-N-H-H-N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-H-H-N-N-H-H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-H-H-N-N-H-H-H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-H-H-N-N-H-H-H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-H-H-N-N-H-H-H-H-N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-H-H-N-N-H-H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0-H-H-N-H-N-N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0-H-H-N-H-N-N-H-H-H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0-H-H-N-H-N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0-H-H-N-H-N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0-H-H-N-H-N-H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-H-H-N-H-N-H-N-H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-H-H-N-H-N-H-N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-H-H-N-H-N-H-H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-H-H-N-H-N-H-H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-H-H-N-H-N-H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-H-H-N-H-N-H-H-H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-H-H-N-H-N-H-H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-H-H-N-H-H-N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-H-H-N-H-H-N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-H-H-N-H-H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-H-H-N-H-H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-H-H-N-H-H-H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-H-H-N-H-H-H-N-H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-H-H-N-H-H-H-N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0-H-H-N-H-H-H-H-N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-H-H-N-H-H-H-H-H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-H-H-H-N-N-N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-H-H-H-N-N-N-H-H-H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-H-H-H-N-N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-H-H-H-N-N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-H-H-H-N-N-H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-H-H-H-N-N-H-N-H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-H-H-H-N-N-H-N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-H-H-H-N-N-H-H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-H-H-H-N-N-H-H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-H-H-H-N-N-H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-H-H-H-N-N-H-H-H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-H-H-H-N-N-H-H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-H-H-H-N-H-N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-H-H-H-N-H-N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-H-H-H-N-H-H-N-N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-H-H-H-N-H-H-N-N-H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-H-H-H-N-H-H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-H-H-H-N-H-H-N-H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-H-H-H-N-H-H-N-H-H-H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-H-H-H-N-H-H-H-N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-H-H-H-N-H-H-H-H-H-N-N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-H-H-H-H-N-H-N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-H-H-H-H-H-N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-H-H-H-H-H-N-H-H-H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-H-H-H-H-H-H-H-H-N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-H-H-H-H-H-H-H-H-H-H-H-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-N-N-H-H-H-N-N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-N-N-H-H-H-N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-N-N-H-H-H-N-N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0-N-N-H-H-H-N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-N-N-H-H-H-N-N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-N-N-H-H-H-N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-N-N-H-H-H-N-N-H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0-N-N-H-H-H-N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-N-H-N-H-H-N-N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0-N-H-N-H-H-N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0-N-H-N-H-H-N-N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0-N-H-N-H-H-N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0-N-H-N-H-H-N-N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0-N-H-N-H-H-N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-N-H-N-H-H-N-N-H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-N-H-N-H-H-N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-N-H-H-N-N-H-N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-N-H-H-N-N-H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-N-H-H-N-N-H-N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-N-H-H-N-N-H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-N-H-H-N-N-H-N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-N-H-H-N-N-H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-N-H-H-N-N-H-N-H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-N-H-H-N-N-H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-N-H-H-N-H-N-N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-N-H-H-N-H-N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-N-H-H-N-H-N-N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-N-H-H-N-H-N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-N-H-H-N-H-N-N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-N-H-H-N-H-N-N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-N-H-H-N-H-N-N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-N-H-H-N-H-N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-N-H-H-N-H-N-N-H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0-N-H-H-N-H-N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-N-H-H-N-H-N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0-N-H-H-N-H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-N-H-H-N-H-N-H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0-N-H-H-N-H-N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0-N-H-H-N-H-N-H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0-N-H-H-N-H-N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-N-H-H-H-N-N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0-N-H-H-H-N-N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0-N-H-H-H-N-N-N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0-N-H-H-H-N-N-N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0-N-H-H-H-N-N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-N-H-H-H-N-N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-N-H-H-H-N-N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-N-H-H-H-N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-N-H-H-H-N-N-H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-N-H-H-H-N-N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-N-H-H-H-N-N-H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-N-H-H-H-N-N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-N-H-H-H-N-H-N-N-N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-N-H-H-H-N-H-N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-N-H-H-H-N-H-N-N-H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-N-H-H-H-N-H-N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-N-H-H-H-N-H-H-N-N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-N-H-H-H-N-H-H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-N-H-H-H-N-H-H-N-H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-N-H-H-H-N-H-H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-N-H-H-H-H-N-N-N-N-H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-N-H-H-H-H-N-N-N-H-H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-N-H-H-H-H-N-N-H-N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0-N-H-H-H-H-N-N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0-N-H-H-H-H-N-H-N-N-H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-N-H-H-H-H-N-H-N-H-H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0-N-H-H-H-H-N-H-H-N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0-N-H-H-H-H-N-H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0-N-H-H-H-H-H-N-N-N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0-N-H-H-H-H-H-N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0-N-H-H-H-H-H-N-N-H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0-N-H-H-H-H-H-N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0-H-N-N-N-H-H-N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0-H-N-N-N-H-H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0-H-N-N-N-H-H-N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-H-N-N-N-H-H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0-H-N-N-N-H-H-N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-H-N-N-N-H-H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0-H-N-N-N-H-H-N-H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0-H-N-N-N-H-H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0-H-N-N-H-N-H-N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0-H-N-N-H-N-H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0-H-N-N-H-N-H-N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0-H-N-N-H-N-H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0-H-N-N-H-N-H-N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0-H-N-N-H-N-H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0-H-N-N-H-N-H-N-H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0-H-N-N-H-N-H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-H-N-N-H-H-N-N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0-H-N-N-H-H-N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0-H-N-N-H-H-N-N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0-H-N-N-H-H-N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0-H-N-N-H-H-N-N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0-H-N-N-H-H-N-N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0-H-N-N-H-H-N-N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0-H-N-N-H-H-N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0-H-N-N-H-H-N-N-H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0-H-N-N-H-H-N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0-H-N-N-H-H-N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0-H-N-N-H-H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0-H-N-N-H-H-N-H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0-H-N-N-H-H-N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0-H-N-N-H-H-N-H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0-H-N-N-H-H-N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0-H-N-H-N-N-N-N-N-N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0-H-N-H-N-N-N-N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0-H-N-H-N-N-N-N-N-H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0-H-N-H-N-N-N-N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0-H-N-H-N-N-H-N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0-H-N-H-N-N-H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0-H-N-H-N-N-H-N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0-H-N-H-N-N-H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0-H-N-H-N-N-H-N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0-H-N-H-N-N-H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0-H-N-H-N-N-H-N-H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-H-N-H-N-N-H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0-H-N-H-N-H-N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0-H-N-H-N-H-N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0-H-N-H-N-H-N-N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0-H-N-H-N-H-N-N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0-H-N-H-N-H-N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0-H-N-H-N-H-N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0-H-N-H-N-H-N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0-H-N-H-N-H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0-H-N-H-N-H-N-H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0-H-N-H-N-H-N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0-H-N-H-N-H-N-H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0-H-N-H-N-H-N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0-H-N-H-N-H-H-N-N-N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0-H-N-H-N-H-H-N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0-H-N-H-N-H-H-N-N-H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0-H-N-H-N-H-H-N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0-H-N-H-N-H-H-H-N-N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0-H-N-H-N-H-H-H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0-H-N-H-N-H-H-H-N-H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0-H-N-H-N-H-H-H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0-H-N-H-H-N-N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0-H-N-H-H-N-N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0-H-N-H-H-N-N-N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0-H-N-H-H-N-N-N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0-H-N-H-H-N-N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0-H-N-H-H-N-N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0-H-N-H-H-N-N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0-H-N-H-H-N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0-H-N-H-H-N-N-H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0-H-N-H-H-N-N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0-H-N-H-H-N-N-H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0-H-N-H-H-N-N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0-H-N-H-H-N-N-H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0-H-N-H-H-N-N-H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0-H-N-H-H-H-N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0-H-N-H-H-H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0-H-N-H-H-H-N-N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0-H-N-H-H-H-N-N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0-H-N-H-H-H-N-H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0-H-N-H-H-H-N-H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0-H-N-H-H-H-N-H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0-H-N-H-H-H-N-H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0-H-N-H-H-H-H-H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0-H-N-H-H-H-H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0-H-N-H-H-H-H-H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0-H-N-H-H-H-H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0-H-N-H-H-H-H-H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0-H-N-H-H-H-H-H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0-H-N-H-H-H-H-H-H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-H-N-H-H-H-H-H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0-H-H-N-N-N-N-N-N-N-H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0-H-H-N-N-N-N-N-N-H-H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0-H-H-N-N-N-N-N-H-N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0-H-H-N-N-N-N-N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0-H-H-N-N-N-N-H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0-H-H-N-N-N-N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0-H-H-N-N-N-N-H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0-H-H-N-N-N-N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0-H-H-N-N-N-N-H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0-H-H-N-N-N-N-H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0-H-H-N-N-N-N-H-H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0-H-H-N-N-N-N-H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0-H-H-N-N-N-H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0-H-H-N-N-N-H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0-H-H-N-N-N-H-N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0-H-H-N-N-N-H-N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0-H-H-N-N-N-H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0-H-H-N-N-N-H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0-H-H-N-N-N-H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0-H-H-N-N-N-H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0-H-H-N-N-N-H-H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0-H-H-N-N-N-H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0-H-H-N-N-N-H-H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0-H-H-N-N-N-H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0-H-H-N-N-H-N-N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0-H-H-N-N-H-N-N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0-H-H-N-N-H-N-N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0-H-H-N-N-H-N-N-N-H-H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0-H-H-N-N-H-N-N-N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0-H-H-N-N-H-N-N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0-H-H-N-N-H-N-N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0-H-H-N-N-H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0-H-H-N-N-H-N-N-H-H-H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0-H-H-N-N-H-N-N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0-H-H-N-N-H-N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0-H-H-N-N-H-N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0-H-H-N-N-H-N-H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0-H-H-N-N-H-N-H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0-H-H-N-N-H-N-H-H-N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0-H-H-N-N-H-N-H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0-H-H-N-N-H-N-H-H-H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0-H-H-N-N-H-N-H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0-H-H-N-N-H-H-N-N-N-H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0-H-H-N-N-H-H-N-N-H-H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0-H-H-N-N-H-H-N-H-N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0-H-H-N-N-H-H-N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0-H-H-N-N-H-H-H-N-N-H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0-H-H-N-N-H-H-H-N-H-H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0-H-H-N-N-H-H-H-H-N-N-N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0-H-H-N-N-H-H-H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-H-H-N-H-N-N-N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0-H-H-N-H-N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0-H-H-N-H-N-N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0-H-H-N-H-N-N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0-H-H-N-H-N-N-H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0-H-H-N-H-N-N-H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0-H-H-N-H-N-H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0-H-H-N-H-N-H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0-H-H-N-H-N-H-N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0-H-H-N-H-N-H-N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0-H-H-N-H-N-H-H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0-H-H-N-H-N-H-H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0-H-H-N-H-N-H-H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0-H-H-N-H-N-H-H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0-H-H-N-H-H-N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0-H-H-N-H-H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0-H-H-N-H-H-N-N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0-H-H-N-H-H-N-N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0-H-H-N-H-H-N-H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0-H-H-N-H-H-N-H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0-H-H-N-H-H-N-H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0-H-H-N-H-H-N-H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0-H-H-N-H-H-H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0-H-H-N-H-H-H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0-H-H-N-H-H-H-N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0-H-H-N-H-H-H-N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0-H-H-N-H-H-H-H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0-H-H-N-H-H-H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0-H-H-N-H-H-H-H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0-H-H-N-H-H-H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0-H-H-N-H-H-H-H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0-H-H-N-H-H-H-H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0-H-H-N-H-H-H-H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0-H-H-N-H-H-H-H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0-H-H-N-H-H-H-H-H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0-H-H-N-H-H-H-H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0-H-H-N-H-H-H-H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0-H-H-N-H-H-H-H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0-H-H-H-N-N-N-N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0-H-H-H-N-N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0-H-H-H-N-N-N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0-H-H-H-N-N-N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0-H-H-H-N-N-N-H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0-H-H-H-N-N-N-H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0-H-H-H-N-N-H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0-H-H-H-N-N-H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0-H-H-H-N-N-H-N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0-H-H-H-N-N-H-N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0-H-H-H-N-N-H-H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-H-H-H-N-N-H-H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0-H-H-H-N-N-H-H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0-H-H-H-N-N-H-H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0-H-H-H-N-H-N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0-H-H-H-N-H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0-H-H-H-N-H-N-N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0-H-H-H-N-H-N-N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0-H-H-H-N-H-N-H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0-H-H-H-N-H-N-H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0-H-H-H-N-H-N-H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0-H-H-H-N-H-N-H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0-H-H-H-N-H-H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0-H-H-H-N-H-H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0-H-H-H-N-H-H-N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0-H-H-H-N-H-H-N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0-H-H-H-N-H-H-H-N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0-H-H-H-N-H-H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0-H-H-H-N-H-H-H-N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0-H-H-H-N-H-H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0-H-H-H-N-H-H-H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0-H-H-H-N-H-H-H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0-H-H-H-N-H-H-H-H-N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0-H-H-H-N-H-H-H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0-H-H-H-N-H-H-H-H-N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0-H-H-H-N-H-H-H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0-H-H-H-N-H-H-H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0-H-H-H-N-H-H-H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0-H-H-H-H-N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0-H-H-H-H-N-N-N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0-H-H-H-H-N-N-H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0-H-H-H-H-N-N-H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0-H-H-H-H-N-H-N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0-H-H-H-H-N-H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0-H-H-H-H-N-H-N-H-H-H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0-H-H-H-H-N-H-N-H-H-H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0-H-H-H-H-N-H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0-H-H-H-H-N-H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0-H-H-H-H-N-H-H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0-H-H-H-H-N-H-H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0-H-H-H-H-N-H-H-H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0-H-H-H-H-N-H-H-H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0-H-H-H-H-N-H-H-H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0-H-H-H-H-N-H-H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0-H-H-H-H-H-N-N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0-H-H-H-H-H-N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0-H-H-H-H-H-N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0-H-H-H-H-H-N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0-H-H-H-H-H-N-H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0-H-H-H-H-H-N-H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0-H-H-H-H-H-H-N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0-H-H-H-H-H-H-N-H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0-H-H-H-H-H-H-H-N-N-N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0-H-H-H-H-H-H-H-N-N-H-H-H-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0-H-H-H-H-H-H-H-N-H-N-H-N-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0-H-H-H-H-H-H-H-N-H-N-H-H-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0-N-H-H-N-H-N-N-N-N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0-N-H-H-N-H-N-N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0-N-H-H-N-H-N-N-N-N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0-N-H-H-N-H-N-N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0-N-H-H-N-H-N-N-H-N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0-N-H-H-N-H-N-N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0-N-H-H-N-H-N-N-H-N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0-N-H-H-N-H-N-N-H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0-N-H-H-H-N-H-N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0-N-H-H-H-N-H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0-N-H-H-H-N-H-N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0-N-H-H-H-N-H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0-N-H-H-H-N-H-N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0-N-H-H-H-N-H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0-N-H-H-H-N-H-N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0-N-H-H-H-N-H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0-N-H-H-H-N-H-H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0-N-H-H-H-N-H-H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0-N-H-H-H-N-H-H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0-N-H-H-H-N-H-H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0-N-H-H-H-N-H-H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0-N-H-H-H-N-H-H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0-N-H-H-H-N-H-H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0-N-H-H-H-N-H-H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0-N-H-H-H-H-N-N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0-N-H-H-H-H-N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0-N-H-H-H-H-N-N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0-N-H-H-H-H-N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0-N-H-H-H-H-N-N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0-N-H-H-H-H-N-N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0-N-H-H-H-H-N-N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0-N-H-H-H-H-N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0-N-H-H-H-H-N-N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0-N-H-H-H-H-N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0-N-H-H-H-H-N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0-N-H-H-H-H-N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0-N-H-H-H-H-N-N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0-N-H-H-H-H-N-N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0-N-H-H-H-H-N-N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0-N-H-H-H-H-N-N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0-N-H-H-H-H-N-H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0-N-H-H-H-H-N-H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0-N-H-H-H-H-N-H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0-N-H-H-H-H-N-H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0-N-H-H-H-H-N-H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-N-H-H-H-H-N-H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0-N-H-H-H-H-N-H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0-N-H-H-H-H-N-H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0-N-H-H-H-H-N-H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0-N-H-H-H-H-N-H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0-N-H-H-H-H-N-H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0-N-H-H-H-H-N-H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0-N-H-H-H-H-N-H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0-N-H-H-H-H-N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0-N-H-H-H-H-N-H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0-N-H-H-H-H-N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0-N-H-H-H-H-H-N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0-N-H-H-H-H-H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0-N-H-H-H-H-H-N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0-N-H-H-H-H-H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0-N-H-H-H-H-H-N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0-N-H-H-H-H-H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0-N-H-H-H-H-H-N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0-N-H-H-H-H-H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0-H-N-N-H-H-N-N-N-N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0-H-N-N-H-H-N-N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0-H-N-N-H-H-N-N-N-N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0-H-N-N-H-H-N-N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0-H-N-N-H-H-N-N-H-N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0-H-N-N-H-H-N-N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0-H-N-N-H-H-N-N-H-N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0-H-N-N-H-H-N-N-H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0-H-N-H-N-N-N-N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0-H-N-H-N-N-N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0-H-N-H-N-N-N-N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0-H-N-H-N-N-N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0-H-N-H-N-N-N-N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0-H-N-H-N-N-N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0-H-N-H-N-N-N-N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0-H-N-H-N-N-N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0-H-N-H-N-H-H-N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0-H-N-H-N-H-H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0-H-N-H-N-H-H-N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0-H-N-H-N-H-H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0-H-N-H-N-H-H-N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0-H-N-H-N-H-H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0-H-N-H-N-H-H-N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0-H-N-H-N-H-H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0-H-N-H-N-H-H-H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0-H-N-H-N-H-H-H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0-H-N-H-N-H-H-H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0-H-N-H-N-H-H-H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0-H-N-H-N-H-H-H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0-H-N-H-N-H-H-H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0-H-N-H-N-H-H-H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0-H-N-H-N-H-H-H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0-H-N-H-H-N-N-N-N-N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0-H-N-H-H-N-N-N-N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0-H-N-H-H-N-N-N-N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0-H-N-H-H-N-N-N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0-H-N-H-H-N-N-N-H-N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0-H-N-H-H-N-N-N-H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0-H-N-H-H-N-N-N-H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0-H-N-H-H-N-N-N-H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0-H-N-H-H-N-N-H-N-N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0-H-N-H-H-N-N-H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0-H-N-H-H-N-N-H-N-N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0-H-N-H-H-N-N-H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0-H-N-H-H-N-H-N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0-H-N-H-H-N-H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0-H-N-H-H-N-H-N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0-H-N-H-H-N-H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0-H-N-H-H-N-H-N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0-H-N-H-H-N-H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0-H-N-H-H-N-H-N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0-H-N-H-H-N-H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0-H-N-H-H-N-H-H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0-H-N-H-H-N-H-H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0-H-N-H-H-N-H-H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0-H-N-H-H-N-H-H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0-H-N-H-H-N-H-H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0-H-N-H-H-N-H-H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0-H-N-H-H-N-H-H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0-H-N-H-H-N-H-H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0-H-N-H-H-H-N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0-H-N-H-H-H-N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0-H-N-H-H-H-N-N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0-H-N-H-H-H-N-N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0-H-N-H-H-H-N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0-H-N-H-H-H-N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0-H-N-H-H-H-N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0-H-N-H-H-H-N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0-H-N-H-H-H-N-N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0-H-N-H-H-H-N-N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0-H-N-H-H-H-N-N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0-H-N-H-H-H-N-N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0-H-N-H-H-H-N-H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0-H-N-H-H-H-N-H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0-H-N-H-H-H-N-H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0-H-N-H-H-H-N-H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0-H-N-H-H-H-N-H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0-H-N-H-H-H-N-H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0-H-N-H-H-H-N-H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0-H-N-H-H-H-N-H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0-H-N-H-H-H-N-H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-H-N-H-H-H-N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0-H-N-H-H-H-N-H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0-H-N-H-H-H-N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0-H-N-H-H-H-H-N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0-H-N-H-H-H-H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0-H-N-H-H-H-H-N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0-H-N-H-H-H-H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0-H-N-H-H-H-H-N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0-H-N-H-H-H-H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0-H-N-H-H-H-H-N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0-H-N-H-H-H-H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0-H-H-N-N-N-N-N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0-H-H-N-N-N-N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0-H-H-N-N-N-N-N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0-H-H-N-N-N-N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0-H-H-N-N-N-N-N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0-H-H-N-N-N-N-N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0-H-H-N-N-N-N-N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0-H-H-N-N-N-N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0-H-H-N-N-N-N-N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0-H-H-N-N-N-N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0-H-H-N-N-N-N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0-H-H-N-N-N-N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0-H-H-N-N-N-N-N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0-H-H-N-N-N-N-N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0-H-H-N-N-N-N-N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0-H-H-N-N-N-N-N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0-H-H-N-N-H-N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0-H-H-N-N-H-N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0-H-H-N-N-H-N-N-N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0-H-H-N-N-H-N-N-N-H-H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0-H-H-N-N-H-N-N-H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0-H-H-N-N-H-N-N-H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0-H-H-N-N-H-N-N-H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0-H-H-N-N-H-N-N-H-H-H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0-H-H-N-N-H-N-H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0-H-H-N-N-H-N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0-H-H-N-N-H-N-H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0-H-H-N-N-H-N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0-H-H-N-N-H-N-H-H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0-H-H-N-N-H-N-H-H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0-H-H-N-N-H-N-H-H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0-H-H-N-N-H-N-H-H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0-H-H-N-N-H-H-N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0-H-H-N-N-H-H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0-H-H-N-N-H-H-N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0-H-H-N-N-H-H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0-H-H-N-N-H-H-N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0-H-H-N-N-H-H-N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0-H-H-N-N-H-H-N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0-H-H-N-N-H-H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0-H-H-N-N-H-H-N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0-H-H-N-N-H-H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0-H-H-N-N-H-H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0-H-H-N-N-H-H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0-H-H-N-N-H-H-N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0-H-H-N-N-H-H-N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0-H-H-N-N-H-H-N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0-H-H-N-N-H-H-N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0-H-H-N-N-H-H-H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0-H-H-N-N-H-H-H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0-H-H-N-N-H-H-H-N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0-H-H-N-N-H-H-H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0-H-H-N-N-H-H-H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0-H-H-N-N-H-H-H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0-H-H-N-N-H-H-H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0-H-H-N-N-H-H-H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0-H-H-N-N-H-H-H-N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0-H-H-N-N-H-H-H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0-H-H-N-N-H-H-H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0-H-H-N-N-H-H-H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0-H-H-N-N-H-H-H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0-H-H-N-N-H-H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0-H-H-N-N-H-H-H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0-H-H-N-N-H-H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0-H-H-N-H-N-N-N-N-H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0-H-H-N-H-N-N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0-H-H-N-H-N-N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0-H-H-N-H-N-N-N-N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0-H-H-N-H-N-N-N-N-H-H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0-H-H-N-H-N-N-N-H-H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0-H-H-N-H-N-N-N-H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0-H-H-N-H-N-N-N-H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0-H-H-N-H-N-N-N-H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0-H-H-N-H-N-N-N-H-H-H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0-H-H-N-H-N-N-H-N-N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0-H-H-N-H-N-N-H-N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0-H-H-N-H-N-N-H-N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0-H-H-N-H-N-N-H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0-H-H-N-H-N-N-H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0-H-H-N-H-N-N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0-H-H-N-H-N-N-H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0-H-H-N-H-N-N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0-H-H-N-H-N-N-H-H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0-H-H-N-H-N-N-H-H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0-H-H-N-H-N-N-H-H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0-H-H-N-H-N-N-H-H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0-H-H-N-H-N-H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0-H-H-N-H-N-H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0-H-H-N-H-N-H-N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-H-H-N-H-N-H-N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0-H-H-N-H-N-H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0-H-H-N-H-N-H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0-H-H-N-H-N-H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0-H-H-N-H-N-H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0-H-H-N-H-N-H-N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0-H-H-N-H-N-H-N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0-H-H-N-H-N-H-N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0-H-H-N-H-N-H-N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0-H-H-N-H-N-H-H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0-H-H-N-H-N-H-H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0-H-H-N-H-N-H-H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0-H-H-N-H-N-H-H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0-H-H-N-H-N-H-H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0-H-H-N-H-N-H-H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0-H-H-N-H-N-H-H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0-H-H-N-H-N-H-H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0-H-H-N-H-N-H-H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0-H-H-N-H-N-H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0-H-H-N-H-N-H-H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0-H-H-N-H-N-H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0-H-H-N-H-H-N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0-H-H-N-H-H-N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0-H-H-N-H-H-N-N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-H-H-N-H-H-N-N-N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0-H-H-N-H-H-N-N-N-N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0-H-H-N-H-H-N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0-H-H-N-H-H-N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0-H-H-N-H-H-N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0-H-H-N-H-H-N-N-N-H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0-H-H-N-H-H-N-N-N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0-H-H-N-H-H-N-N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0-H-H-N-H-H-N-N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0-H-H-N-H-H-N-N-H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0-H-H-N-H-H-N-N-H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0-H-H-N-H-H-N-N-H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0-H-H-N-H-H-N-N-H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0-H-H-N-H-H-N-N-H-H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0-H-H-N-H-H-N-N-H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0-H-H-N-H-H-N-H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0-H-H-N-H-H-N-H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0-H-H-N-H-H-N-H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0-H-H-N-H-H-N-H-N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0-H-H-N-H-H-N-H-N-N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0-H-H-N-H-H-N-H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0-H-H-N-H-H-N-H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0-H-H-N-H-H-N-H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0-H-H-N-H-H-N-H-N-H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0-H-H-N-H-H-N-H-N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0-H-H-N-H-H-N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0-H-H-N-H-H-N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0-H-H-N-H-H-N-H-H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0-H-H-N-H-H-N-H-H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0-H-H-N-H-H-N-H-H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0-H-H-N-H-H-N-H-H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0-H-H-N-H-H-N-H-H-H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0-H-H-N-H-H-N-H-H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0-H-H-N-H-H-H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0-H-H-N-H-H-H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0-H-H-N-H-H-H-N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0-H-H-N-H-H-H-N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0-H-H-N-H-H-H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0-H-H-N-H-H-H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0-H-H-N-H-H-H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0-H-H-N-H-H-H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0-H-H-N-H-H-H-N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0-H-H-N-H-H-H-N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0-H-H-N-H-H-H-N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0-H-H-N-H-H-H-N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0-H-H-N-H-H-H-H-N-N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0-H-H-N-H-H-H-H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0-H-H-N-H-H-H-H-N-N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0-H-H-N-H-H-H-H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0-H-H-N-H-H-H-H-H-N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0-H-H-N-H-H-H-H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0-H-H-N-H-H-H-H-H-N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0-H-H-N-H-H-H-H-H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0-H-H-H-N-N-N-N-N-H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0-H-H-H-N-N-N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0-H-H-H-N-N-N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0-H-H-H-N-N-N-N-N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0-H-H-H-N-N-N-N-N-H-H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0-H-H-H-N-N-N-N-H-H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0-H-H-H-N-N-N-N-H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0-H-H-H-N-N-N-N-H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0-H-H-H-N-N-N-N-H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0-H-H-H-N-N-N-N-H-H-H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0-H-H-H-N-N-N-H-N-N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0-H-H-H-N-N-N-H-N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0-H-H-H-N-N-N-H-N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0-H-H-H-N-N-N-H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0-H-H-H-N-N-N-H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0-H-H-H-N-N-N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0-H-H-H-N-N-N-H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0-H-H-H-N-N-N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0-H-H-H-N-N-N-H-H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0-H-H-H-N-N-N-H-H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0-H-H-H-N-N-N-H-H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0-H-H-H-N-N-N-H-H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0-H-H-H-N-N-H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-H-H-H-N-N-H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0-H-H-H-N-N-H-N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0-H-H-H-N-N-H-N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0-H-H-H-N-N-H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0-H-H-H-N-N-H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0-H-H-H-N-N-H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0-H-H-H-N-N-H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0-H-H-H-N-N-H-N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0-H-H-H-N-N-H-N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0-H-H-H-N-N-H-N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0-H-H-H-N-N-H-N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0-H-H-H-N-N-H-H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0-H-H-H-N-N-H-H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0-H-H-H-N-N-H-H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0-H-H-H-N-N-H-H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0-H-H-H-N-N-H-H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0-H-H-H-N-N-H-H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0-H-H-H-N-N-H-H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0-H-H-H-N-N-H-H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0-H-H-H-N-N-H-H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0-H-H-H-N-N-H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0-H-H-H-N-N-H-H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0-H-H-H-N-N-H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0-H-H-H-N-H-N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0-H-H-H-N-H-N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0-H-H-H-N-H-N-N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0-H-H-H-N-H-N-N-N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0-H-H-H-N-H-N-N-N-N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0-H-H-H-N-H-N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0-H-H-H-N-H-N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0-H-H-H-N-H-N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0-H-H-H-N-H-N-N-N-H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0-H-H-H-N-H-N-N-N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0-H-H-H-N-H-N-N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0-H-H-H-N-H-N-N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0-H-H-H-N-H-N-N-H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0-H-H-H-N-H-N-N-H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0-H-H-H-N-H-N-N-H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0-H-H-H-N-H-N-N-H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0-H-H-H-N-H-N-N-H-H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0-H-H-H-N-H-N-N-H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0-H-H-H-N-H-N-H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0-H-H-H-N-H-N-H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0-H-H-H-N-H-N-H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0-H-H-H-N-H-N-H-N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0-H-H-H-N-H-N-H-N-N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0-H-H-H-N-H-N-H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0-H-H-H-N-H-N-H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0-H-H-H-N-H-N-H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0-H-H-H-N-H-N-H-N-H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0-H-H-H-N-H-N-H-N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0-H-H-H-N-H-N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0-H-H-H-N-H-N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0-H-H-H-N-H-N-H-H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0-H-H-H-N-H-N-H-H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0-H-H-H-N-H-N-H-H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0-H-H-H-N-H-N-H-H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0-H-H-H-N-H-N-H-H-H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0-H-H-H-N-H-N-H-H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0-H-H-H-N-H-H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0-H-H-H-N-H-H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0-H-H-H-N-H-H-N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0-H-H-H-N-H-H-N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0-H-H-H-N-H-H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0-H-H-H-N-H-H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0-H-H-H-N-H-H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0-H-H-H-N-H-H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0-H-H-H-N-H-H-N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0-H-H-H-N-H-H-N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0-H-H-H-N-H-H-N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0-H-H-H-N-H-H-N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0-H-H-H-N-H-H-H-N-N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0-H-H-H-N-H-H-H-N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0-H-H-H-N-H-H-H-N-N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0-H-H-H-N-H-H-H-N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0-H-H-H-N-H-H-H-H-N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0-H-H-H-N-H-H-H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0-H-H-H-N-H-H-H-H-N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0-H-H-H-N-H-H-H-H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0-H-H-H-H-N-N-N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0-H-H-H-H-N-N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0-H-H-H-H-N-N-N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0-H-H-H-H-N-N-N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0-H-H-H-H-N-N-N-H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0-H-H-H-H-N-N-N-H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0-H-H-H-H-N-N-N-H-N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0-H-H-H-H-N-N-N-H-H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0-H-H-H-H-N-N-N-H-H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0-H-H-H-H-N-N-H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0-H-H-H-H-N-N-H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0-H-H-H-H-N-N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0-H-H-H-H-N-N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0-H-H-H-H-N-N-H-H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0-H-H-H-H-N-N-H-H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0-H-H-H-H-N-N-H-H-N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0-H-H-H-H-N-N-H-H-H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0-H-H-H-H-N-N-H-H-H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0-H-H-H-H-N-H-N-N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0-H-H-H-H-N-H-N-N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0-H-H-H-H-N-H-N-N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-H-H-H-H-N-H-N-N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0-H-H-H-H-N-H-N-N-N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0-H-H-H-H-N-H-N-N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0-H-H-H-H-N-H-N-N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0-H-H-H-H-N-H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0-H-H-H-H-N-H-N-N-H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0-H-H-H-H-N-H-N-N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0-H-H-H-H-N-H-N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0-H-H-H-H-N-H-N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0-H-H-H-H-N-H-N-H-N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0-H-H-H-H-N-H-N-H-N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0-H-H-H-H-N-H-N-H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0-H-H-H-H-N-H-N-H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0-H-H-H-H-N-H-N-H-H-H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0-H-H-H-H-N-H-N-H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0-H-H-H-H-N-H-H-N-N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0-H-H-H-H-N-H-H-N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0-H-H-H-H-N-H-H-N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0-H-H-H-H-N-H-H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0-H-H-H-H-N-H-H-H-N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0-H-H-H-H-N-H-H-H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0-H-H-H-H-N-H-H-H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0-H-H-H-H-N-H-H-H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0-H-H-H-H-H-N-N-N-H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0-H-H-H-H-H-N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0-H-H-H-H-H-N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0-H-H-H-H-H-N-N-N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0-H-H-H-H-H-N-N-N-H-H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0-H-H-H-H-H-N-N-H-H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0-H-H-H-H-H-N-N-H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0-H-H-H-H-H-N-N-H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0-H-H-H-H-H-N-N-H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0-H-H-H-H-H-N-N-H-H-H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0-H-H-H-H-H-N-H-N-N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0-H-H-H-H-H-N-H-N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0-H-H-H-H-H-N-H-N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0-H-H-H-H-H-N-H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0-H-H-H-H-H-N-H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0-H-H-H-H-H-N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0-H-H-H-H-H-N-H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0-H-H-H-H-H-N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0-H-H-H-H-H-N-H-H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0-H-H-H-H-H-N-H-H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0-H-H-H-H-H-N-H-H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0-H-H-H-H-H-N-H-H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0-H-H-H-H-H-H-N-N-H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0-H-H-H-H-H-H-N-N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0-H-H-H-H-H-H-N-N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0-H-H-H-H-H-H-N-N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0-H-H-H-H-H-H-N-N-H-H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0-H-H-H-H-H-H-N-H-H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0-H-H-H-H-H-H-N-H-H-H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0-H-H-H-H-H-H-N-H-H-H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0-H-H-H-H-H-H-N-H-H-H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0-H-H-H-H-H-H-N-H-H-H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0-H-H-H-H-H-H-H-N-N-N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0-H-H-H-H-H-H-H-N-N-H-H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0-H-H-H-H-H-H-H-N-H-N-N-N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0-H-H-H-H-H-H-H-N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0-H-H-H-H-H-H-H-H-N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0-H-H-H-H-H-H-H-H-N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0-H-H-H-H-H-H-H-H-N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0-H-H-H-H-H-H-H-H-N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0-H-H-H-H-H-H-H-H-H-N-N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0-H-H-H-H-H-H-H-H-H-N-N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0-H-H-H-H-H-H-H-H-H-N-H-H-N-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0-H-H-H-H-H-H-H-H-H-N-H-H-H-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0-N-H-H-N-H-N-N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0-N-H-H-N-H-N-N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0-N-H-H-N-H-N-N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0-N-H-H-N-H-N-N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0-N-H-H-N-H-N-N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0-N-H-H-N-H-N-N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0-N-H-H-N-H-N-N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0-N-H-H-N-H-N-N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0-N-H-H-N-H-N-N-H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0-N-H-H-N-H-N-N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0-N-H-H-N-H-N-N-H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0-N-H-H-N-H-N-N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0-N-H-H-N-H-N-N-H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0-N-H-H-N-H-N-N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0-N-H-H-N-H-N-N-H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0-N-H-H-N-H-N-N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0-N-H-H-H-N-N-N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0-N-H-H-H-N-N-N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0-N-H-H-H-N-N-N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0-N-H-H-H-N-N-N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0-N-H-H-H-N-N-N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0-N-H-H-H-N-N-N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0-N-H-H-H-N-N-N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0-N-H-H-H-N-N-N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0-N-H-H-H-N-N-N-H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0-N-H-H-H-N-N-N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0-N-H-H-H-N-N-N-H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0-N-H-H-H-N-N-N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0-N-H-H-H-N-N-N-H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0-N-H-H-H-N-N-N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0-N-H-H-H-N-N-N-H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0-N-H-H-H-N-N-N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0-N-H-H-H-H-N-N-N-N-N-N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-N-H-H-H-H-N-N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0-N-H-H-H-H-N-N-N-N-N-H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0-N-H-H-H-H-N-N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0-N-H-H-H-H-N-N-N-H-N-N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0-N-H-H-H-H-N-N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0-N-H-H-H-H-N-N-N-H-N-H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0-N-H-H-H-H-N-N-N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0-N-H-H-H-H-N-H-N-N-N-N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0-N-H-H-H-H-N-H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0-N-H-H-H-H-N-H-N-N-N-H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0-N-H-H-H-H-N-H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0-N-H-H-H-H-N-H-N-H-N-N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0-N-H-H-H-H-N-H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0-N-H-H-H-H-N-H-N-H-N-H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0-N-H-H-H-H-N-H-N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0-H-N-N-H-H-N-N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0-H-N-N-H-H-N-N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0-H-N-N-H-H-N-N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0-H-N-N-H-H-N-N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0-H-N-N-H-H-N-N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0-H-N-N-H-H-N-N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0-H-N-N-H-H-N-N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0-H-N-N-H-H-N-N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0-H-N-N-H-H-N-N-H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0-H-N-N-H-H-N-N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0-H-N-N-H-H-N-N-H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0-H-N-N-H-H-N-N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0-H-N-N-H-H-N-N-H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0-H-N-N-H-H-N-N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0-H-N-N-H-H-N-N-H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0-H-N-N-H-H-N-N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0-H-N-H-N-H-N-N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0-H-N-H-N-H-N-N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0-H-N-H-N-H-N-N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0-H-N-H-N-H-N-N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0-H-N-H-N-H-N-N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0-H-N-H-N-H-N-N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0-H-N-H-N-H-N-N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0-H-N-H-N-H-N-N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0-H-N-H-N-H-N-N-H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0-H-N-H-N-H-N-N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0-H-N-H-N-H-N-N-H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0-H-N-H-N-H-N-N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0-H-N-H-N-H-N-N-H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0-H-N-H-N-H-N-N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0-H-N-H-N-H-N-N-H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0-H-N-H-N-H-N-N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0-H-N-H-H-N-N-N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0-H-N-H-H-N-N-N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0-H-N-H-H-N-N-N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0-H-N-H-H-N-N-N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0-H-N-H-H-N-N-N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0-H-N-H-H-N-N-N-N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0-H-N-H-H-N-N-N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0-H-N-H-H-N-N-N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0-H-N-H-H-N-N-N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0-H-N-H-H-N-N-N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0-H-N-H-H-N-N-N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0-H-N-H-H-N-N-N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0-H-N-H-H-N-N-N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0-H-N-H-H-N-N-N-N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0-H-N-H-H-N-N-N-N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0-H-N-H-H-N-N-N-N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0-H-N-H-H-N-N-N-H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0-H-N-H-H-N-N-N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0-H-N-H-H-N-N-N-H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0-H-N-H-H-N-N-N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0-H-N-H-H-N-N-N-H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0-H-N-H-H-N-N-N-H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0-H-N-H-H-N-N-N-H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0-H-N-H-H-N-N-N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0-H-N-H-H-N-N-N-H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0-H-N-H-H-N-N-N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0-H-N-H-H-N-N-N-H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0-H-N-H-H-N-N-N-H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0-H-N-H-H-N-N-N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0-H-N-H-H-N-N-N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0-H-N-H-H-N-N-N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0-H-N-H-H-N-N-N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0-H-N-H-H-N-N-H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0-H-N-H-H-N-N-H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0-H-N-H-H-N-N-H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0-H-N-H-H-N-N-H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0-H-N-H-H-N-N-H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0-H-N-H-H-N-N-H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0-H-N-H-H-N-N-H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0-H-N-H-H-N-N-H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0-H-H-N-N-N-N-N-N-N-N-N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0-H-H-N-N-N-N-N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0-H-H-N-N-N-N-N-N-N-N-H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0-H-H-N-N-N-N-N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0-H-H-N-N-N-N-N-N-H-N-N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0-H-H-N-N-N-N-N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0-H-H-N-N-N-N-N-N-H-N-H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0-H-H-N-N-N-N-N-N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0-H-H-N-N-N-H-N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0-H-H-N-N-N-H-N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0-H-H-N-N-N-H-N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0-H-H-N-N-N-H-N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0-H-H-N-N-N-H-N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-H-H-N-N-N-H-N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0-H-H-N-N-N-H-N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0-H-H-N-N-N-H-N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0-H-H-N-N-N-H-N-H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0-H-H-N-N-N-H-N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0-H-H-N-N-N-H-N-H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0-H-H-N-N-N-H-N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0-H-H-N-N-N-H-N-H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0-H-H-N-N-N-H-N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0-H-H-N-N-N-H-N-H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0-H-H-N-N-N-H-N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0-H-H-N-N-H-N-N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0-H-H-N-N-H-N-N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0-H-H-N-N-H-N-N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0-H-H-N-N-H-N-N-N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0-H-H-N-N-H-N-N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0-H-H-N-N-H-N-N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0-H-H-N-N-H-N-N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0-H-H-N-N-H-N-N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0-H-H-N-N-H-N-N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0-H-H-N-N-H-N-N-N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0-H-H-N-N-H-N-N-N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0-H-H-N-N-H-N-N-N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0-H-H-N-N-H-N-N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0-H-H-N-N-H-N-N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0-H-H-N-N-H-N-N-H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0-H-H-N-N-H-N-N-H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0-H-H-N-N-H-N-N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0-H-H-N-N-H-N-N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0-H-H-N-N-H-N-N-H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0-H-H-N-N-H-N-N-H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0-H-H-N-N-H-N-N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0-H-H-N-N-H-N-N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0-H-H-N-N-H-N-N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0-H-H-N-N-H-N-N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0-H-H-N-N-H-N-H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0-H-H-N-N-H-N-H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0-H-H-N-N-H-N-H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0-H-H-N-N-H-N-H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0-H-H-N-N-H-N-H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0-H-H-N-N-H-N-H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0-H-H-N-N-H-N-H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0-H-H-N-N-H-N-H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0-H-H-N-N-H-H-N-N-N-N-N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0-H-H-N-N-H-H-N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0-H-H-N-N-H-H-N-N-N-N-H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0-H-H-N-N-H-H-N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0-H-H-N-N-H-H-N-N-H-N-N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0-H-H-N-N-H-H-N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0-H-H-N-N-H-H-N-N-H-N-H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0-H-H-N-N-H-H-N-N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0-H-H-N-N-H-H-H-N-N-N-N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0-H-H-N-N-H-H-H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0-H-H-N-N-H-H-H-N-N-N-H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0-H-H-N-N-H-H-H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0-H-H-N-N-H-H-H-N-H-N-N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0-H-H-N-N-H-H-H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0-H-H-N-N-H-H-H-N-H-N-H-N-N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0-H-H-N-N-H-H-H-N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0-H-H-N-H-N-N-N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0-H-H-N-H-N-N-N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0-H-H-N-H-N-N-N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0-H-H-N-H-N-N-N-N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0-H-H-N-H-N-N-N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0-H-H-N-H-N-N-N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0-H-H-N-H-N-N-N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0-H-H-N-H-N-N-N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0-H-H-N-H-N-N-N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0-H-H-N-H-N-N-N-N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0-H-H-N-H-N-N-N-N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0-H-H-N-H-N-N-N-N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0-H-H-N-H-N-N-N-N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0-H-H-N-H-N-N-N-N-H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0-H-H-N-H-N-N-N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0-H-H-N-H-N-N-N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0-H-H-N-H-N-N-N-H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0-H-H-N-H-N-N-N-H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0-H-H-N-H-N-N-N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0-H-H-N-H-N-N-N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0-H-H-N-H-N-N-N-H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0-H-H-N-H-N-N-N-H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0-H-H-N-H-N-N-N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0-H-H-N-H-N-N-N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0-H-H-N-H-N-N-N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0-H-H-N-H-N-N-N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0-H-H-N-H-N-N-N-H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0-H-H-N-H-N-N-N-H-H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0-H-H-N-H-N-N-H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0-H-H-N-H-N-N-H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0-H-H-N-H-N-N-H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0-H-H-N-H-N-N-H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0-H-H-N-H-N-N-H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0-H-H-N-H-N-N-H-N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0-H-H-N-H-N-N-H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0-H-H-N-H-N-N-H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0-H-H-N-H-N-N-H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0-H-H-N-H-N-N-H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0-H-H-N-H-N-N-H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0-H-H-N-H-N-N-H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0-H-H-N-H-N-N-H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-H-H-N-H-N-N-H-N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0-H-H-N-H-N-N-H-N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0-H-H-N-H-N-N-H-N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0-H-H-N-H-H-N-N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0-H-H-N-H-H-N-N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0-H-H-N-H-H-N-N-N-N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0-H-H-N-H-H-N-N-N-N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0-H-H-N-H-H-N-N-N-H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0-H-H-N-H-H-N-N-N-H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0-H-H-N-H-H-N-N-N-H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0-H-H-N-H-H-N-N-N-H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0-H-H-N-H-H-N-N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0-H-H-N-H-H-N-N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0-H-H-N-H-H-N-N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0-H-H-N-H-H-N-N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0-H-H-N-H-H-N-N-H-H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0-H-H-N-H-H-N-N-H-H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0-H-H-N-H-H-N-N-H-H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0-H-H-N-H-H-N-N-H-H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0-H-H-N-H-H-N-H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0-H-H-N-H-H-N-H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0-H-H-N-H-H-N-H-N-N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0-H-H-N-H-H-N-H-N-N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0-H-H-N-H-H-N-H-N-H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0-H-H-N-H-H-N-H-N-H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0-H-H-N-H-H-N-H-N-H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0-H-H-N-H-H-N-H-N-H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0-H-H-N-H-H-N-H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0-H-H-N-H-H-N-H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0-H-H-N-H-H-N-H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0-H-H-N-H-H-N-H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0-H-H-N-H-H-N-H-H-H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0-H-H-N-H-H-N-H-H-H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0-H-H-N-H-H-N-H-H-H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0-H-H-N-H-H-N-H-H-H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0-H-H-N-H-H-H-H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0-H-H-N-H-H-H-H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0-H-H-N-H-H-H-H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0-H-H-N-H-H-H-H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0-H-H-N-H-H-H-H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0-H-H-N-H-H-H-H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0-H-H-N-H-H-H-H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0-H-H-N-H-H-H-H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0-H-H-N-H-H-H-H-H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0-H-H-N-H-H-H-H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0-H-H-N-H-H-H-H-H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0-H-H-N-H-H-H-H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0-H-H-N-H-H-H-H-H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0-H-H-N-H-H-H-H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0-H-H-N-H-H-H-H-H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0-H-H-N-H-H-H-H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0-H-H-H-N-N-N-N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0-H-H-H-N-N-N-N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0-H-H-H-N-N-N-N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0-H-H-H-N-N-N-N-N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0-H-H-H-N-N-N-N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0-H-H-H-N-N-N-N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0-H-H-H-N-N-N-N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0-H-H-H-N-N-N-N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0-H-H-H-N-N-N-N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0-H-H-H-N-N-N-N-N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0-H-H-H-N-N-N-N-N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0-H-H-H-N-N-N-N-N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0-H-H-H-N-N-N-N-N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0-H-H-H-N-N-N-N-N-H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0-H-H-H-N-N-N-N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0-H-H-H-N-N-N-N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0-H-H-H-N-N-N-N-H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0-H-H-H-N-N-N-N-H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0-H-H-H-N-N-N-N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0-H-H-H-N-N-N-N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0-H-H-H-N-N-N-N-H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0-H-H-H-N-N-N-N-H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0-H-H-H-N-N-N-N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0-H-H-H-N-N-N-N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0-H-H-H-N-N-N-N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0-H-H-H-N-N-N-N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0-H-H-H-N-N-N-N-H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0-H-H-H-N-N-N-N-H-H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0-H-H-H-N-N-N-H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0-H-H-H-N-N-N-H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0-H-H-H-N-N-N-H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0-H-H-H-N-N-N-H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0-H-H-H-N-N-N-H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0-H-H-H-N-N-N-H-N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0-H-H-H-N-N-N-H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0-H-H-H-N-N-N-H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0-H-H-H-N-N-N-H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0-H-H-H-N-N-N-H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0-H-H-H-N-N-N-H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0-H-H-H-N-N-N-H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0-H-H-H-N-N-N-H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0-H-H-H-N-N-N-H-N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0-H-H-H-N-N-N-H-N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0-H-H-H-N-N-N-H-N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0-H-H-H-N-H-N-N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0-H-H-H-N-H-N-N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0-H-H-H-N-H-N-N-N-N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0-H-H-H-N-H-N-N-N-N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0-H-H-H-N-H-N-N-N-H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-H-H-H-N-H-N-N-N-H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0-H-H-H-N-H-N-N-N-H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0-H-H-H-N-H-N-N-N-H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0-H-H-H-N-H-N-N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0-H-H-H-N-H-N-N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0-H-H-H-N-H-N-N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0-H-H-H-N-H-N-N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0-H-H-H-N-H-N-N-H-H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0-H-H-H-N-H-N-N-H-H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0-H-H-H-N-H-N-N-H-H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0-H-H-H-N-H-N-N-H-H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0-H-H-H-N-H-N-H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0-H-H-H-N-H-N-H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0-H-H-H-N-H-N-H-N-N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0-H-H-H-N-H-N-H-N-N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0-H-H-H-N-H-N-H-N-H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0-H-H-H-N-H-N-H-N-H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0-H-H-H-N-H-N-H-N-H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0-H-H-H-N-H-N-H-N-H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0-H-H-H-N-H-N-H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0-H-H-H-N-H-N-H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0-H-H-H-N-H-N-H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0-H-H-H-N-H-N-H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0-H-H-H-N-H-N-H-H-H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0-H-H-H-N-H-N-H-H-H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0-H-H-H-N-H-N-H-H-H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0-H-H-H-N-H-N-H-H-H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0-H-H-H-N-H-H-H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0-H-H-H-N-H-H-H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0-H-H-H-N-H-H-H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0-H-H-H-N-H-H-H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0-H-H-H-N-H-H-H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0-H-H-H-N-H-H-H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0-H-H-H-N-H-H-H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0-H-H-H-N-H-H-H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0-H-H-H-N-H-H-H-H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0-H-H-H-N-H-H-H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0-H-H-H-N-H-H-H-H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0-H-H-H-N-H-H-H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0-H-H-H-N-H-H-H-H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0-H-H-H-N-H-H-H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0-H-H-H-N-H-H-H-H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0-H-H-H-N-H-H-H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0-H-H-H-H-N-N-N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0-H-H-H-H-N-N-N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0-H-H-H-H-N-N-N-N-N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0-H-H-H-H-N-N-N-N-N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0-H-H-H-H-N-N-N-N-H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0-H-H-H-H-N-N-N-N-H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0-H-H-H-H-N-N-N-N-H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0-H-H-H-H-N-N-N-N-H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0-H-H-H-H-N-N-N-H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0-H-H-H-H-N-N-N-H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0-H-H-H-H-N-N-N-H-N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0-H-H-H-H-N-N-N-H-N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0-H-H-H-H-N-N-N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0-H-H-H-H-N-N-N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0-H-H-H-H-N-N-N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0-H-H-H-H-N-N-N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0-H-H-H-H-N-N-N-H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0-H-H-H-H-N-N-N-H-H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0-H-H-H-H-N-N-N-H-H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0-H-H-H-H-N-N-N-H-H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0-H-H-H-H-N-N-N-H-H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0-H-H-H-H-N-N-N-H-H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0-H-H-H-H-N-N-N-H-H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0-H-H-H-H-N-N-N-H-H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0-H-H-H-H-N-N-H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0-H-H-H-H-N-N-H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0-H-H-H-H-N-N-H-N-N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0-H-H-H-H-N-N-H-N-N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0-H-H-H-H-N-N-H-N-H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0-H-H-H-H-N-N-H-N-H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0-H-H-H-H-N-N-H-N-H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0-H-H-H-H-N-N-H-N-H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0-H-H-H-H-N-N-H-H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0-H-H-H-H-N-N-H-H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0-H-H-H-H-N-N-H-H-N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0-H-H-H-H-N-N-H-H-N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0-H-H-H-H-N-N-H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0-H-H-H-H-N-N-H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0-H-H-H-H-N-N-H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0-H-H-H-H-N-N-H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0-H-H-H-H-N-N-H-H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0-H-H-H-H-N-N-H-H-H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0-H-H-H-H-N-N-H-H-H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0-H-H-H-H-N-N-H-H-H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0-H-H-H-H-N-N-H-H-H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0-H-H-H-H-N-N-H-H-H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0-H-H-H-H-N-N-H-H-H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0-H-H-H-H-N-N-H-H-H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0-H-H-H-H-N-H-N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0-H-H-H-H-N-H-N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0-H-H-H-H-N-H-N-N-N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0-H-H-H-H-N-H-N-N-N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0-H-H-H-H-N-H-N-N-H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0-H-H-H-H-N-H-N-N-H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0-H-H-H-H-N-H-N-N-H-H-H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0-H-H-H-H-N-H-N-N-H-H-H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0-H-H-H-H-N-H-N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-H-H-H-H-N-H-N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0-H-H-H-H-N-H-N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0-H-H-H-H-N-H-N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0-H-H-H-H-N-H-N-H-H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0-H-H-H-H-N-H-N-H-H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0-H-H-H-H-N-H-N-H-H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0-H-H-H-H-N-H-N-H-H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0-H-H-H-H-N-H-H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0-H-H-H-H-N-H-H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0-H-H-H-H-N-H-H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0-H-H-H-H-N-H-H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0-H-H-H-H-N-H-H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0-H-H-H-H-N-H-H-N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0-H-H-H-H-N-H-H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0-H-H-H-H-N-H-H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0-H-H-H-H-N-H-H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0-H-H-H-H-N-H-H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0-H-H-H-H-N-H-H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0-H-H-H-H-N-H-H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0-H-H-H-H-N-H-H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0-H-H-H-H-N-H-H-N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0-H-H-H-H-N-H-H-N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0-H-H-H-H-N-H-H-N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0-H-H-H-H-N-H-H-H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0-H-H-H-H-N-H-H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0-H-H-H-H-N-H-H-H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0-H-H-H-H-N-H-H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0-H-H-H-H-N-H-H-H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0-H-H-H-H-N-H-H-H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0-H-H-H-H-N-H-H-H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0-H-H-H-H-N-H-H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0-H-H-H-H-N-H-H-H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0-H-H-H-H-N-H-H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0-H-H-H-H-N-H-H-H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0-H-H-H-H-N-H-H-H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0-H-H-H-H-N-H-H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0-H-H-H-H-N-H-H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0-H-H-H-H-N-H-H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0-H-H-H-H-N-H-H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0-H-H-H-H-H-N-N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0-H-H-H-H-H-N-N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0-H-H-H-H-H-N-N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0-H-H-H-H-H-N-N-N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0-H-H-H-H-H-N-N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0-H-H-H-H-H-N-N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0-H-H-H-H-H-N-N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0-H-H-H-H-H-N-N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0-H-H-H-H-H-N-N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0-H-H-H-H-H-N-N-N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0-H-H-H-H-H-N-N-N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0-H-H-H-H-H-N-N-N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0-H-H-H-H-H-N-N-N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0-H-H-H-H-H-N-N-N-H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0-H-H-H-H-H-N-N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0-H-H-H-H-H-N-N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0-H-H-H-H-H-N-N-H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0-H-H-H-H-H-N-N-H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0-H-H-H-H-H-N-N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0-H-H-H-H-H-N-N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0-H-H-H-H-H-N-N-H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0-H-H-H-H-H-N-N-H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0-H-H-H-H-H-N-N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0-H-H-H-H-H-N-N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0-H-H-H-H-H-N-N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0-H-H-H-H-H-N-N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0-H-H-H-H-H-N-N-H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0-H-H-H-H-H-N-N-H-H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0-H-H-H-H-H-N-H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0-H-H-H-H-H-N-H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0-H-H-H-H-H-N-H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0-H-H-H-H-H-N-H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0-H-H-H-H-H-N-H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0-H-H-H-H-H-N-H-N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0-H-H-H-H-H-N-H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0-H-H-H-H-H-N-H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0-H-H-H-H-H-N-H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0-H-H-H-H-H-N-H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0-H-H-H-H-H-N-H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0-H-H-H-H-H-N-H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0-H-H-H-H-H-N-H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0-H-H-H-H-H-N-H-N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0-H-H-H-H-H-N-H-N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0-H-H-H-H-H-N-H-N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0-H-H-H-H-H-H-N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0-H-H-H-H-H-H-N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0-H-H-H-H-H-H-N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0-H-H-H-H-H-H-N-N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0-H-H-H-H-H-H-N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0-H-H-H-H-H-H-N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0-H-H-H-H-H-H-N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0-H-H-H-H-H-H-N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0-H-H-H-H-H-H-N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0-H-H-H-H-H-H-N-N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0-H-H-H-H-H-H-N-N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0-H-H-H-H-H-H-N-N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0-H-H-H-H-H-H-N-N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0-H-H-H-H-H-H-N-N-H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0-H-H-H-H-H-H-N-H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0-H-H-H-H-H-H-N-H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0-H-H-H-H-H-H-N-H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0-H-H-H-H-H-H-N-H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0-H-H-H-H-H-H-N-H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0-H-H-H-H-H-H-N-H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0-H-H-H-H-H-H-N-H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0-H-H-H-H-H-H-N-H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0-H-H-H-H-H-H-N-H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0-H-H-H-H-H-H-N-H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0-H-H-H-H-H-H-N-H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0-H-H-H-H-H-H-N-H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0-H-H-H-H-H-H-N-H-H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0-H-H-H-H-H-H-N-H-H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0-H-H-H-H-H-H-H-N-N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0-H-H-H-H-H-H-H-N-N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0-H-H-H-H-H-H-H-N-N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0-H-H-H-H-H-H-H-N-N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0-H-H-H-H-H-H-H-N-N-N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0-H-H-H-H-H-H-H-N-N-N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0-H-H-H-H-H-H-H-N-N-H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0-H-H-H-H-H-H-H-N-N-H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0-H-H-H-H-H-H-H-N-N-H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0-H-H-H-H-H-H-H-N-N-H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0-H-H-H-H-H-H-H-N-N-H-H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0-H-H-H-H-H-H-H-N-N-H-H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0-H-H-H-H-H-H-H-N-H-N-N-N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0-H-H-H-H-H-H-H-N-H-N-N-N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0-H-H-H-H-H-H-H-N-H-N-N-H-H-N-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0-H-H-H-H-H-H-H-N-H-N-N-H-H-H-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0-N-H-H-H-H-N-N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0-N-H-H-H-H-N-N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0-N-H-H-H-H-N-N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0-N-H-H-H-H-N-N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0-N-H-H-H-H-N-N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0-N-H-H-H-H-N-N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0-N-H-H-H-H-N-N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0-N-H-H-H-H-N-N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0-N-H-H-H-H-N-N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0-N-H-H-H-H-N-N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0-N-H-H-H-H-N-N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0-N-H-H-H-H-N-N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0-N-H-H-H-H-N-N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0-N-H-H-H-H-N-N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0-N-H-H-H-H-N-N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0-N-H-H-H-H-N-N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0-N-H-H-H-H-N-H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0-N-H-H-H-H-N-H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0-N-H-H-H-H-N-H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0-N-H-H-H-H-N-H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0-N-H-H-H-H-N-H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0-N-H-H-H-H-N-H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0-N-H-H-H-H-N-H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0-N-H-H-H-H-N-H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0-N-H-H-H-H-N-H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0-N-H-H-H-H-N-H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0-N-H-H-H-H-N-H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0-N-H-H-H-H-N-H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0-N-H-H-H-H-N-H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0-N-H-H-H-H-N-H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0-N-H-H-H-H-N-H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0-N-H-H-H-H-N-H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0-H-N-H-H-N-N-N-N-N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0-H-N-H-H-N-N-N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0-H-N-H-H-N-N-N-N-N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0-H-N-H-H-N-N-N-N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0-H-N-H-H-N-N-N-N-N-H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0-H-N-H-H-N-N-N-N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0-H-N-H-H-N-N-N-N-N-H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0-H-N-H-H-N-N-N-N-N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0-H-N-H-H-N-N-N-H-N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0-H-N-H-H-N-N-N-H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0-H-N-H-H-N-N-N-H-N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0-H-N-H-H-N-N-N-H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0-H-N-H-H-N-N-N-H-N-H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0-H-N-H-H-N-N-N-H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0-H-N-H-H-N-N-N-H-N-H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0-H-N-H-H-N-N-N-H-N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0-H-N-H-H-H-N-N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0-H-N-H-H-H-N-N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0-H-N-H-H-H-N-N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0-H-N-H-H-H-N-N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0-H-N-H-H-H-N-N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0-H-N-H-H-H-N-N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0-H-N-H-H-H-N-N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0-H-N-H-H-H-N-N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0-H-N-H-H-H-N-N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0-H-N-H-H-H-N-N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0-H-N-H-H-H-N-N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0-H-N-H-H-H-N-N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0-H-N-H-H-H-N-N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0-H-N-H-H-H-N-N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0-H-N-H-H-H-N-N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0-H-N-H-H-H-N-N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0-H-N-H-H-H-N-H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0-H-N-H-H-H-N-H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0-H-N-H-H-H-N-H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0-H-N-H-H-H-N-H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0-H-N-H-H-H-N-H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0-H-N-H-H-H-N-H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0-H-N-H-H-H-N-H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0-H-N-H-H-H-N-H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0-H-N-H-H-H-N-H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-H-N-H-H-H-N-H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0-H-N-H-H-H-N-H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0-H-N-H-H-H-N-H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0-H-N-H-H-H-N-H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0-H-N-H-H-H-N-H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0-H-N-H-H-H-N-H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0-H-N-H-H-H-N-H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0-H-H-N-N-N-N-N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0-H-H-N-N-N-N-N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0-H-H-N-N-N-N-N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0-H-H-N-N-N-N-N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0-H-H-N-N-N-N-N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0-H-H-N-N-N-N-N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0-H-H-N-N-N-N-N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0-H-H-N-N-N-N-N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0-H-H-N-N-N-N-N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0-H-H-N-N-N-N-N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0-H-H-N-N-N-N-N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0-H-H-N-N-N-N-N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0-H-H-N-N-N-N-N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0-H-H-N-N-N-N-N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0-H-H-N-N-N-N-N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0-H-H-N-N-N-N-N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0-H-H-N-N-H-H-N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0-H-H-N-N-H-H-N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0-H-H-N-N-H-H-N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0-H-H-N-N-H-H-N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0-H-H-N-N-H-H-N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0-H-H-N-N-H-H-N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0-H-H-N-N-H-H-N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0-H-H-N-N-H-H-N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0-H-H-N-N-H-H-N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0-H-H-N-N-H-H-N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0-H-H-N-N-H-H-N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0-H-H-N-N-H-H-N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0-H-H-N-N-H-H-N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0-H-H-N-N-H-H-N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0-H-H-N-N-H-H-N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0-H-H-N-N-H-H-N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0-H-H-N-N-H-H-H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0-H-H-N-N-H-H-H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0-H-H-N-N-H-H-H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0-H-H-N-N-H-H-H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0-H-H-N-N-H-H-H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0-H-H-N-N-H-H-H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0-H-H-N-N-H-H-H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0-H-H-N-N-H-H-H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0-H-H-N-N-H-H-H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0-H-H-N-N-H-H-H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0-H-H-N-N-H-H-H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0-H-H-N-N-H-H-H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0-H-H-N-N-H-H-H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0-H-H-N-N-H-H-H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0-H-H-N-N-H-H-H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0-H-H-N-N-H-H-H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0-H-H-N-H-N-N-N-N-N-N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0-H-H-N-H-N-N-N-N-N-N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0-H-H-N-H-N-N-N-N-N-N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0-H-H-N-H-N-N-N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0-H-H-N-H-N-N-N-N-N-H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0-H-H-N-H-N-N-N-N-N-H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0-H-H-N-H-N-N-N-N-N-H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0-H-H-N-H-N-N-N-N-N-H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0-H-H-N-H-N-N-N-N-H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0-H-H-N-H-N-N-N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0-H-H-N-H-N-N-N-N-H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0-H-H-N-H-N-N-N-N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0-H-H-N-H-N-N-N-H-N-N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0-H-H-N-H-N-N-N-H-N-N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0-H-H-N-H-N-N-N-H-N-N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0-H-H-N-H-N-N-N-H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0-H-H-N-H-N-N-N-H-N-H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0-H-H-N-H-N-N-N-H-N-H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0-H-H-N-H-N-N-N-H-N-H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0-H-H-N-H-N-N-N-H-N-H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0-H-H-N-H-N-N-N-H-H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0-H-H-N-H-N-N-N-H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0-H-H-N-H-N-N-N-H-H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0-H-H-N-H-N-N-N-H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0-H-H-N-H-N-N-H-N-N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0-H-H-N-H-N-N-H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0-H-H-N-H-N-N-H-N-N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0-H-H-N-H-N-N-H-N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0-H-H-N-H-N-N-H-N-N-H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0-H-H-N-H-N-N-H-N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0-H-H-N-H-N-N-H-N-N-H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0-H-H-N-H-N-N-H-N-N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0-H-H-N-H-N-H-N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0-H-H-N-H-N-H-N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0-H-H-N-H-N-H-N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0-H-H-N-H-N-H-N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0-H-H-N-H-N-H-N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0-H-H-N-H-N-H-N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0-H-H-N-H-N-H-N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0-H-H-N-H-N-H-N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0-H-H-N-H-N-H-N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0-H-H-N-H-N-H-N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0-H-H-N-H-N-H-N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0-H-H-N-H-N-H-N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0-H-H-N-H-N-H-N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-H-H-N-H-N-H-N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0-H-H-N-H-N-H-N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0-H-H-N-H-N-H-N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0-H-H-N-H-N-H-H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0-H-H-N-H-N-H-H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0-H-H-N-H-N-H-H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0-H-H-N-H-N-H-H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0-H-H-N-H-N-H-H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0-H-H-N-H-N-H-H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0-H-H-N-H-N-H-H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0-H-H-N-H-N-H-H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-H-H-N-H-N-H-H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0-H-H-N-H-N-H-H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0-H-H-N-H-N-H-H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0-H-H-N-H-N-H-H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0-H-H-N-H-N-H-H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0-H-H-N-H-N-H-H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0-H-H-N-H-N-H-H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0-H-H-N-H-N-H-H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0-H-H-N-H-H-N-N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0-H-H-N-H-H-N-N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0-H-H-N-H-H-N-N-N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0-H-H-N-H-H-N-N-N-N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0-H-H-N-H-H-N-N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0-H-H-N-H-H-N-N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0-H-H-N-H-H-N-N-N-N-N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0-H-H-N-H-H-N-N-N-N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0-H-H-N-H-H-N-N-N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0-H-H-N-H-H-N-N-N-N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0-H-H-N-H-H-N-N-N-N-H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0-H-H-N-H-H-N-N-N-N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0-H-H-N-H-H-N-N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0-H-H-N-H-H-N-N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0-H-H-N-H-H-N-N-N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0-H-H-N-H-H-N-N-N-H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0-H-H-N-H-H-N-N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0-H-H-N-H-H-N-N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0-H-H-N-H-H-N-N-N-H-N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0-H-H-N-H-H-N-N-N-H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0-H-H-N-H-H-N-N-N-H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0-H-H-N-H-H-N-N-N-H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0-H-H-N-H-H-N-N-N-H-H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0-H-H-N-H-H-N-N-N-H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0-H-H-N-H-H-N-N-H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0-H-H-N-H-H-N-N-H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0-H-H-N-H-H-N-N-H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0-H-H-N-H-H-N-N-H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0-H-H-N-H-H-N-N-H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-H-H-N-H-H-N-N-H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0-H-H-N-H-H-N-N-H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0-H-H-N-H-H-N-N-H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0-H-H-N-H-H-N-H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0-H-H-N-H-H-N-H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0-H-H-N-H-H-N-H-N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0-H-H-N-H-H-N-H-N-N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0-H-H-N-H-H-N-H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0-H-H-N-H-H-N-H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0-H-H-N-H-H-N-H-N-N-N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0-H-H-N-H-H-N-H-N-N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0-H-H-N-H-H-N-H-N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0-H-H-N-H-H-N-H-N-N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0-H-H-N-H-H-N-H-N-N-H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0-H-H-N-H-H-N-H-N-N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0-H-H-N-H-H-N-H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0-H-H-N-H-H-N-H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0-H-H-N-H-H-N-H-N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0-H-H-N-H-H-N-H-N-H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0-H-H-N-H-H-N-H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0-H-H-N-H-H-N-H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0-H-H-N-H-H-N-H-N-H-N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0-H-H-N-H-H-N-H-N-H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0-H-H-N-H-H-N-H-N-H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0-H-H-N-H-H-N-H-N-H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0-H-H-N-H-H-N-H-N-H-H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0-H-H-N-H-H-N-H-N-H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0-H-H-N-H-H-N-H-H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0-H-H-N-H-H-N-H-H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0-H-H-N-H-H-N-H-H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0-H-H-N-H-H-N-H-H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0-H-H-N-H-H-N-H-H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0-H-H-N-H-H-N-H-H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0-H-H-N-H-H-N-H-H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0-H-H-N-H-H-N-H-H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0-H-H-N-H-H-H-N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0-H-H-N-H-H-H-N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0-H-H-N-H-H-H-N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0-H-H-N-H-H-H-N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0-H-H-N-H-H-H-N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0-H-H-N-H-H-H-N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0-H-H-N-H-H-H-N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0-H-H-N-H-H-H-N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0-H-H-N-H-H-H-N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0-H-H-N-H-H-H-N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0-H-H-N-H-H-H-N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0-H-H-N-H-H-H-N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0-H-H-N-H-H-H-N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0-H-H-N-H-H-H-N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0-H-H-N-H-H-H-N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0-H-H-N-H-H-H-N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0-H-H-H-N-N-N-N-N-N-N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0-H-H-H-N-N-N-N-N-N-N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0-H-H-H-N-N-N-N-N-N-N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0-H-H-H-N-N-N-N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0-H-H-H-N-N-N-N-N-N-H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0-H-H-H-N-N-N-N-N-N-H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0-H-H-H-N-N-N-N-N-N-H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0-H-H-H-N-N-N-N-N-N-H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0-H-H-H-N-N-N-N-N-H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0-H-H-H-N-N-N-N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0-H-H-H-N-N-N-N-N-H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0-H-H-H-N-N-N-N-N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0-H-H-H-N-N-N-N-H-N-N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0-H-H-H-N-N-N-N-H-N-N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0-H-H-H-N-N-N-N-H-N-N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0-H-H-H-N-N-N-N-H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0-H-H-H-N-N-N-N-H-N-H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0-H-H-H-N-N-N-N-H-N-H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0-H-H-H-N-N-N-N-H-N-H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0-H-H-H-N-N-N-N-H-N-H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0-H-H-H-N-N-N-N-H-H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0-H-H-H-N-N-N-N-H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0-H-H-H-N-N-N-N-H-H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0-H-H-H-N-N-N-N-H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0-H-H-H-N-N-N-H-N-N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0-H-H-H-N-N-N-H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0-H-H-H-N-N-N-H-N-N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0-H-H-H-N-N-N-H-N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0-H-H-H-N-N-N-H-N-N-H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0-H-H-H-N-N-N-H-N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0-H-H-H-N-N-N-H-N-N-H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0-H-H-H-N-N-N-H-N-N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0-H-H-H-N-N-H-N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0-H-H-H-N-N-H-N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0-H-H-H-N-N-H-N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0-H-H-H-N-N-H-N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0-H-H-H-N-N-H-N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0-H-H-H-N-N-H-N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0-H-H-H-N-N-H-N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0-H-H-H-N-N-H-N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0-H-H-H-N-N-H-N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0-H-H-H-N-N-H-N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0-H-H-H-N-N-H-N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0-H-H-H-N-N-H-N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0-H-H-H-N-N-H-N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0-H-H-H-N-N-H-N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0-H-H-H-N-N-H-N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0-H-H-H-N-N-H-N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0-H-H-H-N-N-H-H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0-H-H-H-N-N-H-H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0-H-H-H-N-N-H-H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0-H-H-H-N-N-H-H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0-H-H-H-N-N-H-H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0-H-H-H-N-N-H-H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0-H-H-H-N-N-H-H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0-H-H-H-N-N-H-H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0-H-H-H-N-N-H-H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0-H-H-H-N-N-H-H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0-H-H-H-N-N-H-H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0-H-H-H-N-N-H-H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0-H-H-H-N-N-H-H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0-H-H-H-N-N-H-H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0-H-H-H-N-N-H-H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0-H-H-H-N-N-H-H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0-H-H-H-N-H-N-N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0-H-H-H-N-H-N-N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0-H-H-H-N-H-N-N-N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0-H-H-H-N-H-N-N-N-N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0-H-H-H-N-H-N-N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0-H-H-H-N-H-N-N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0-H-H-H-N-H-N-N-N-N-N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0-H-H-H-N-H-N-N-N-N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0-H-H-H-N-H-N-N-N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0-H-H-H-N-H-N-N-N-N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0-H-H-H-N-H-N-N-N-N-H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0-H-H-H-N-H-N-N-N-N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0-H-H-H-N-H-N-N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0-H-H-H-N-H-N-N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0-H-H-H-N-H-N-N-N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0-H-H-H-N-H-N-N-N-H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0-H-H-H-N-H-N-N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0-H-H-H-N-H-N-N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0-H-H-H-N-H-N-N-N-H-N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0-H-H-H-N-H-N-N-N-H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0-H-H-H-N-H-N-N-N-H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0-H-H-H-N-H-N-N-N-H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0-H-H-H-N-H-N-N-N-H-H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0-H-H-H-N-H-N-N-N-H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0-H-H-H-N-H-N-N-H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0-H-H-H-N-H-N-N-H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0-H-H-H-N-H-N-N-H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0-H-H-H-N-H-N-N-H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0-H-H-H-N-H-N-N-H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0-H-H-H-N-H-N-N-H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0-H-H-H-N-H-N-N-H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0-H-H-H-N-H-N-N-H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0-H-H-H-N-H-N-H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0-H-H-H-N-H-N-H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0-H-H-H-N-H-N-H-N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0-H-H-H-N-H-N-H-N-N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0-H-H-H-N-H-N-H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0-H-H-H-N-H-N-H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0-H-H-H-N-H-N-H-N-N-N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0-H-H-H-N-H-N-H-N-N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0-H-H-H-N-H-N-H-N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0-H-H-H-N-H-N-H-N-N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0-H-H-H-N-H-N-H-N-N-H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0-H-H-H-N-H-N-H-N-N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0-H-H-H-N-H-N-H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0-H-H-H-N-H-N-H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0-H-H-H-N-H-N-H-N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0-H-H-H-N-H-N-H-N-H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0-H-H-H-N-H-N-H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0-H-H-H-N-H-N-H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0-H-H-H-N-H-N-H-N-H-N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0-H-H-H-N-H-N-H-N-H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0-H-H-H-N-H-N-H-N-H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0-H-H-H-N-H-N-H-N-H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0-H-H-H-N-H-N-H-N-H-H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0-H-H-H-N-H-N-H-N-H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0-H-H-H-N-H-N-H-H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0-H-H-H-N-H-N-H-H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0-H-H-H-N-H-N-H-H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0-H-H-H-N-H-N-H-H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0-H-H-H-N-H-N-H-H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0-H-H-H-N-H-N-H-H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0-H-H-H-N-H-N-H-H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0-H-H-H-N-H-N-H-H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0-H-H-H-N-H-H-N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0-H-H-H-N-H-H-N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0-H-H-H-N-H-H-N-N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0-H-H-H-N-H-H-N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0-H-H-H-N-H-H-N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0-H-H-H-N-H-H-N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0-H-H-H-N-H-H-N-N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0-H-H-H-N-H-H-N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0-H-H-H-N-H-H-N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0-H-H-H-N-H-H-N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0-H-H-H-N-H-H-N-N-H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0-H-H-H-N-H-H-N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0-H-H-H-N-H-H-N-N-H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0-H-H-H-N-H-H-N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0-H-H-H-N-H-H-N-N-H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0-H-H-H-N-H-H-N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0-H-H-H-H-N-N-N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0-H-H-H-H-N-N-N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0-H-H-H-H-N-N-N-N-N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0-H-H-H-H-N-N-N-N-N-N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0-H-H-H-H-N-N-N-N-N-N-N-H-H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0-H-H-H-H-N-N-N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0-H-H-H-H-N-N-N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0-H-H-H-H-N-N-N-N-N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0-H-H-H-H-N-N-N-N-N-N-H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0-H-H-H-H-N-N-N-N-N-N-H-H-H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0-H-H-H-H-N-N-N-N-N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0-H-H-H-H-N-N-N-N-N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0-H-H-H-H-N-N-N-N-N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0-H-H-H-H-N-N-N-N-N-H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0-H-H-H-H-N-N-N-N-N-H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0-H-H-H-H-N-N-N-N-N-H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0-H-H-H-H-N-N-N-N-N-H-H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0-H-H-H-H-N-N-N-N-N-H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0-H-H-H-H-N-N-N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0-H-H-H-H-N-N-N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0-H-H-H-H-N-N-N-N-H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0-H-H-H-H-N-N-N-N-H-N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0-H-H-H-H-N-N-N-N-H-N-N-H-H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0-H-H-H-H-N-N-N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0-H-H-H-H-N-N-N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0-H-H-H-H-N-N-N-N-H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0-H-H-H-H-N-N-N-N-H-N-H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0-H-H-H-H-N-N-N-N-H-N-H-H-H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0-H-H-H-H-N-N-N-N-H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0-H-H-H-H-N-N-N-N-H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0-H-H-H-H-N-N-N-N-H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0-H-H-H-H-N-N-N-N-H-H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0-H-H-H-H-N-N-N-N-H-H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0-H-H-H-H-N-N-N-N-H-H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0-H-H-H-H-N-N-N-N-H-H-H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0-H-H-H-H-N-N-N-N-H-H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0-H-H-H-H-N-N-N-H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0-H-H-H-H-N-N-N-H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0-H-H-H-H-N-N-N-H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0-H-H-H-H-N-N-N-H-N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0-H-H-H-H-N-N-N-H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0-H-H-H-H-N-N-N-H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0-H-H-H-H-N-N-N-H-N-N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0-H-H-H-H-N-N-N-H-N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0-H-H-H-H-N-N-N-H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0-H-H-H-H-N-N-N-H-N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0-H-H-H-H-N-N-N-H-N-H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0-H-H-H-H-N-N-N-H-N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0-H-H-H-H-N-N-N-H-H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0-H-H-H-H-N-N-N-H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0-H-H-H-H-N-N-N-H-H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0-H-H-H-H-N-N-N-H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0-H-H-H-H-N-N-N-H-H-H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0-H-H-H-H-N-N-N-H-H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0-H-H-H-H-N-N-N-H-H-H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0-H-H-H-H-N-N-N-H-H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0-H-H-H-H-N-N-H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0-H-H-H-H-N-N-H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0-H-H-H-H-N-N-H-N-N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0-H-H-H-H-N-N-H-N-N-N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0-H-H-H-H-N-N-H-N-N-N-N-H-H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0-H-H-H-H-N-N-H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0-H-H-H-H-N-N-H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0-H-H-H-H-N-N-H-N-N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0-H-H-H-H-N-N-H-N-N-N-H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0-H-H-H-H-N-N-H-N-N-N-H-H-H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0-H-H-H-H-N-N-H-N-N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0-H-H-H-H-N-N-H-N-N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0-H-H-H-H-N-N-H-N-N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0-H-H-H-H-N-N-H-N-N-H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0-H-H-H-H-N-N-H-N-N-H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0-H-H-H-H-N-N-H-N-N-H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0-H-H-H-H-N-N-H-N-N-H-H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0-H-H-H-H-N-N-H-N-N-H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0-H-H-H-H-N-N-H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0-H-H-H-H-N-N-H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0-H-H-H-H-N-N-H-N-H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0-H-H-H-H-N-N-H-N-H-N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0-H-H-H-H-N-N-H-N-H-N-N-H-H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0-H-H-H-H-N-N-H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0-H-H-H-H-N-N-H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0-H-H-H-H-N-N-H-N-H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0-H-H-H-H-N-N-H-N-H-N-H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0-H-H-H-H-N-N-H-N-H-N-H-H-H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0-H-H-H-H-N-N-H-N-H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0-H-H-H-H-N-N-H-N-H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0-H-H-H-H-N-N-H-N-H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0-H-H-H-H-N-N-H-N-H-H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0-H-H-H-H-N-N-H-N-H-H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0-H-H-H-H-N-N-H-N-H-H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0-H-H-H-H-N-N-H-N-H-H-H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0-H-H-H-H-N-N-H-N-H-H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0-H-H-H-H-N-N-H-H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0-H-H-H-H-N-N-H-H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0-H-H-H-H-N-N-H-H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0-H-H-H-H-N-N-H-H-N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0-H-H-H-H-N-N-H-H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0-H-H-H-H-N-N-H-H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0-H-H-H-H-N-N-H-H-N-N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0-H-H-H-H-N-N-H-H-N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0-H-H-H-H-N-N-H-H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0-H-H-H-H-N-N-H-H-N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0-H-H-H-H-N-N-H-H-N-H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0-H-H-H-H-N-N-H-H-N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0-H-H-H-H-N-N-H-H-H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0-H-H-H-H-N-N-H-H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0-H-H-H-H-N-N-H-H-H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0-H-H-H-H-N-N-H-H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0-H-H-H-H-N-N-H-H-H-H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0-H-H-H-H-N-N-H-H-H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0-H-H-H-H-N-N-H-H-H-H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0-H-H-H-H-N-N-H-H-H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0-H-H-H-H-N-H-N-N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0-H-H-H-H-N-H-N-N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0-H-H-H-H-N-H-N-N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0-H-H-H-H-N-H-N-N-N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0-H-H-H-H-N-H-N-N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0-H-H-H-H-N-H-N-N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0-H-H-H-H-N-H-N-N-N-N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0-H-H-H-H-N-H-N-N-N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0-H-H-H-H-N-H-N-N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0-H-H-H-H-N-H-N-N-N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0-H-H-H-H-N-H-N-N-N-H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0-H-H-H-H-N-H-N-N-N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0-H-H-H-H-N-H-N-N-H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0-H-H-H-H-N-H-N-N-H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0-H-H-H-H-N-H-N-N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0-H-H-H-H-N-H-N-N-H-N-N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0-H-H-H-H-N-H-N-N-H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0-H-H-H-H-N-H-N-N-H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0-H-H-H-H-N-H-N-N-H-N-H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0-H-H-H-H-N-H-N-N-H-N-H-H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0-H-H-H-H-N-H-N-N-H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0-H-H-H-H-N-H-N-N-H-H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0-H-H-H-H-N-H-N-N-H-H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0-H-H-H-H-N-H-N-N-H-H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0-H-H-H-H-N-H-N-H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0-H-H-H-H-N-H-N-H-N-N-N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0-H-H-H-H-N-H-N-H-N-N-N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0-H-H-H-H-N-H-N-H-N-N-N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0-H-H-H-H-N-H-N-H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0-H-H-H-H-N-H-N-H-N-N-H-N-N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0-H-H-H-H-N-H-N-H-N-N-H-N-H-H-N-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0-H-H-H-H-N-H-N-H-N-N-H-N-H-H-H-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0-H-H-H-H-N-H-H-N-N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0-H-H-H-H-N-H-H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0-H-H-H-H-N-H-H-N-N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0-H-H-H-H-N-H-H-N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0-H-H-H-H-N-H-H-N-N-H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0-H-H-H-H-N-H-H-N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0-H-H-H-H-N-H-H-N-N-H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0-H-H-H-H-N-H-H-N-N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0-H-H-H-H-N-H-H-H-N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0-H-H-H-H-N-H-H-H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0-H-H-H-H-N-H-H-H-N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0-H-H-H-H-N-H-H-H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0-H-H-H-H-N-H-H-H-N-H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0-H-H-H-H-N-H-H-H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0-H-H-H-H-N-H-H-H-N-H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0-H-H-H-H-N-H-H-H-N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0-H-H-H-H-H-N-N-N-N-N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0-H-H-H-H-H-N-N-N-N-N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0-H-H-H-H-H-N-N-N-N-N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0-H-H-H-H-H-N-N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0-H-H-H-H-H-N-N-N-N-H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0-H-H-H-H-H-N-N-N-N-H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0-H-H-H-H-H-N-N-N-N-H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0-H-H-H-H-H-N-N-N-N-H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0-H-H-H-H-H-N-N-N-H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0-H-H-H-H-H-N-N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0-H-H-H-H-H-N-N-N-H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0-H-H-H-H-H-N-N-N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0-H-H-H-H-H-N-N-H-N-N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0-H-H-H-H-H-N-N-H-N-N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0-H-H-H-H-H-N-N-H-N-N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0-H-H-H-H-H-N-N-H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0-H-H-H-H-H-N-N-H-N-H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0-H-H-H-H-H-N-N-H-N-H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0-H-H-H-H-H-N-N-H-N-H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0-H-H-H-H-H-N-N-H-N-H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0-H-H-H-H-H-N-N-H-H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0-H-H-H-H-H-N-N-H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0-H-H-H-H-H-N-N-H-H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0-H-H-H-H-H-N-N-H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0-H-H-H-H-H-N-H-N-N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0-H-H-H-H-H-N-H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0-H-H-H-H-H-N-H-N-N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0-H-H-H-H-H-N-H-N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0-H-H-H-H-H-N-H-N-N-H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0-H-H-H-H-H-N-H-N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0-H-H-H-H-H-N-H-N-N-H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0-H-H-H-H-H-N-H-N-N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0-H-H-H-H-H-H-N-N-N-N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0-H-H-H-H-H-H-N-N-N-N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0-H-H-H-H-H-H-N-N-N-N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0-H-H-H-H-H-H-N-N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0-H-H-H-H-H-H-N-N-N-H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0-H-H-H-H-H-H-N-N-N-H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0-H-H-H-H-H-H-N-N-N-H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0-H-H-H-H-H-H-N-N-N-H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0-H-H-H-H-H-H-N-N-H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0-H-H-H-H-H-H-N-N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0-H-H-H-H-H-H-N-N-H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0-H-H-H-H-H-H-N-N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0-H-H-H-H-H-H-N-H-N-N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0-H-H-H-H-H-H-N-H-N-N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0-H-H-H-H-H-H-N-H-N-N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0-H-H-H-H-H-H-N-H-N-N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0-H-H-H-H-H-H-N-H-N-H-N-N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0-H-H-H-H-H-H-N-H-N-H-N-H-H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0-H-H-H-H-H-H-N-H-N-H-H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0-H-H-H-H-H-H-N-H-N-H-H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0-H-H-H-H-H-H-N-H-H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0-H-H-H-H-H-H-N-H-H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0-H-H-H-H-H-H-N-H-H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0-H-H-H-H-H-H-N-H-H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0-H-H-H-H-H-H-H-N-N-N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0-H-H-H-H-H-H-H-N-N-N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0-H-H-H-H-H-H-H-N-N-N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0-H-H-H-H-H-H-H-N-N-N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0-H-H-H-H-H-H-H-N-N-H-N-N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0-H-H-H-H-H-H-H-N-N-H-N-N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0-H-H-H-H-H-H-H-N-N-H-N-H-N-N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0-H-H-H-H-H-H-H-N-N-H-N-H-N-H-N-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0-H-N-H-H-N-N-N-N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0-H-N-H-H-N-N-N-N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0-H-N-H-H-N-N-N-N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0-H-N-H-H-N-N-N-N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0-H-N-H-H-N-N-N-N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0-H-N-H-H-N-N-N-N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0-H-N-H-H-N-N-N-N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0-H-N-H-H-N-N-N-N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0-H-N-H-H-N-N-N-N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0-H-N-H-H-N-N-N-N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0-H-N-H-H-N-N-N-N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0-H-N-H-H-N-N-N-N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0-H-N-H-H-N-N-N-N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0-H-N-H-H-N-N-N-N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0-H-N-H-H-N-N-N-N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0-H-N-H-H-N-N-N-N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0-H-N-H-H-N-N-N-H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0-H-N-H-H-N-N-N-H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0-H-N-H-H-N-N-N-H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0-H-N-H-H-N-N-N-H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0-H-N-H-H-N-N-N-H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0-H-N-H-H-N-N-N-H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0-H-N-H-H-N-N-N-H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0-H-N-H-H-N-N-N-H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0-H-N-H-H-N-N-N-H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0-H-N-H-H-N-N-N-H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0-H-N-H-H-N-N-N-H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0-H-N-H-H-N-N-N-H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0-H-N-H-H-N-N-N-H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0-H-N-H-H-N-N-N-H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0-H-N-H-H-N-N-N-H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0-H-N-H-H-N-N-N-H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0-H-H-N-N-H-N-N-N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-H-H-N-N-H-N-N-N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0-H-H-N-N-H-N-N-N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0-H-H-N-N-H-N-N-N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0-H-H-N-N-H-N-N-N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0-H-H-N-N-H-N-N-N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0-H-H-N-N-H-N-N-N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0-H-H-N-N-H-N-N-N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0-H-H-N-N-H-N-N-N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0-H-H-N-N-H-N-N-N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0-H-H-N-N-H-N-N-N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0-H-H-N-N-H-N-N-N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0-H-H-N-N-H-N-N-N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0-H-H-N-N-H-N-N-N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0-H-H-N-N-H-N-N-N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0-H-H-N-N-H-N-N-N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0-H-H-N-N-H-N-N-H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0-H-H-N-N-H-N-N-H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0-H-H-N-N-H-N-N-H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0-H-H-N-N-H-N-N-H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0-H-H-N-N-H-N-N-H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0-H-H-N-N-H-N-N-H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0-H-H-N-N-H-N-N-H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0-H-H-N-N-H-N-N-H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0-H-H-N-N-H-N-N-H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0-H-H-N-N-H-N-N-H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0-H-H-N-N-H-N-N-H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0-H-H-N-N-H-N-N-H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0-H-H-N-N-H-N-N-H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0-H-H-N-N-H-N-N-H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0-H-H-N-N-H-N-N-H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0-H-H-N-N-H-N-N-H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0-H-H-N-H-N-N-N-N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0-H-H-N-H-N-N-N-N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0-H-H-N-H-N-N-N-N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0-H-H-N-H-N-N-N-N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0-H-H-N-H-N-N-N-N-N-N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0-H-H-N-H-N-N-N-N-N-N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0-H-H-N-H-N-N-N-N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0-H-H-N-H-N-N-N-N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0-H-H-N-H-N-N-N-N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0-H-H-N-H-N-N-N-N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0-H-H-N-H-N-N-N-N-N-N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0-H-H-N-H-N-N-N-N-N-N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0-H-H-N-H-N-N-N-N-N-N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0-H-H-N-H-N-N-N-N-N-N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0-H-H-N-H-N-N-N-N-N-N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0-H-H-N-H-N-N-N-N-N-N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0-H-H-N-H-N-N-N-N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0-H-H-N-H-N-N-N-N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0-H-H-N-H-N-N-N-N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0-H-H-N-H-N-N-N-N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0-H-H-N-H-N-N-N-N-N-H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0-H-H-N-H-N-N-N-N-N-H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0-H-H-N-H-N-N-N-N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0-H-H-N-H-N-N-N-N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0-H-H-N-H-N-N-N-N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0-H-H-N-H-N-N-N-N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0-H-H-N-H-N-N-N-N-N-H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0-H-H-N-H-N-N-N-N-N-H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0-H-H-N-H-N-N-N-N-N-H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0-H-H-N-H-N-N-N-N-N-H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0-H-H-N-H-N-N-N-N-N-H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0-H-H-N-H-N-N-N-N-N-H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0-H-H-N-H-N-N-N-N-H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0-H-H-N-H-N-N-N-N-H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0-H-H-N-H-N-N-N-N-H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0-H-H-N-H-N-N-N-N-H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0-H-H-N-H-N-N-N-N-H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0-H-H-N-H-N-N-N-N-H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0-H-H-N-H-N-N-N-N-H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0-H-H-N-H-N-N-N-N-H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0-H-H-N-H-N-N-N-H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0-H-H-N-H-N-N-N-H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0-H-H-N-H-N-N-N-H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0-H-H-N-H-N-N-N-H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0-H-H-N-H-N-N-N-H-N-N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0-H-H-N-H-N-N-N-H-N-N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0-H-H-N-H-N-N-N-H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0-H-H-N-H-N-N-N-H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0-H-H-N-H-N-N-N-H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0-H-H-N-H-N-N-N-H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0-H-H-N-H-N-N-N-H-N-N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0-H-H-N-H-N-N-N-H-N-N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0-H-H-N-H-N-N-N-H-N-N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0-H-H-N-H-N-N-N-H-N-N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0-H-H-N-H-N-N-N-H-N-N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0-H-H-N-H-N-N-N-H-N-N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0-H-H-N-H-N-N-N-H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0-H-H-N-H-N-N-N-H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0-H-H-N-H-N-N-N-H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0-H-H-N-H-N-N-N-H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0-H-H-N-H-N-N-N-H-N-H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0-H-H-N-H-N-N-N-H-N-H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0-H-H-N-H-N-N-N-H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0-H-H-N-H-N-N-N-H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0-H-H-N-H-N-N-N-H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0-H-H-N-H-N-N-N-H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0-H-H-N-H-N-N-N-H-N-H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0-H-H-N-H-N-N-N-H-N-H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0-H-H-N-H-N-N-N-H-N-H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0-H-H-N-H-N-N-N-H-N-H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0-H-H-N-H-N-N-N-H-N-H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0-H-H-N-H-N-N-N-H-N-H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0-H-H-N-H-N-N-N-H-H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0-H-H-N-H-N-N-N-H-H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0-H-H-N-H-N-N-N-H-H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0-H-H-N-H-N-N-N-H-H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0-H-H-N-H-N-N-N-H-H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0-H-H-N-H-N-N-N-H-H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0-H-H-N-H-N-N-N-H-H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0-H-H-N-H-N-N-N-H-H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0-H-H-N-H-N-N-H-N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0-H-H-N-H-N-N-H-N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0-H-H-N-H-N-N-H-N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0-H-H-N-H-N-N-H-N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0-H-H-N-H-N-N-H-N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0-H-H-N-H-N-N-H-N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0-H-H-N-H-N-N-H-N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0-H-H-N-H-N-N-H-N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0-H-H-N-H-N-N-H-N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0-H-H-N-H-N-N-H-N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0-H-H-N-H-N-N-H-N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0-H-H-N-H-N-N-H-N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0-H-H-N-H-N-N-H-N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0-H-H-N-H-N-N-H-N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0-H-H-N-H-N-N-H-N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0-H-H-N-H-N-N-H-N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0-H-H-H-N-N-N-N-N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0-H-H-H-N-N-N-N-N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0-H-H-H-N-N-N-N-N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0-H-H-H-N-N-N-N-N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0-H-H-H-N-N-N-N-N-N-N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0-H-H-H-N-N-N-N-N-N-N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0-H-H-H-N-N-N-N-N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0-H-H-H-N-N-N-N-N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0-H-H-H-N-N-N-N-N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0-H-H-H-N-N-N-N-N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0-H-H-H-N-N-N-N-N-N-N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0-H-H-H-N-N-N-N-N-N-N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0-H-H-H-N-N-N-N-N-N-N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0-H-H-H-N-N-N-N-N-N-N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0-H-H-H-N-N-N-N-N-N-N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0-H-H-H-N-N-N-N-N-N-N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0-H-H-H-N-N-N-N-N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0-H-H-H-N-N-N-N-N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0-H-H-H-N-N-N-N-N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0-H-H-H-N-N-N-N-N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0-H-H-H-N-N-N-N-N-N-H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0-H-H-H-N-N-N-N-N-N-H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0-H-H-H-N-N-N-N-N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0-H-H-H-N-N-N-N-N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0-H-H-H-N-N-N-N-N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0-H-H-H-N-N-N-N-N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0-H-H-H-N-N-N-N-N-N-H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0-H-H-H-N-N-N-N-N-N-H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0-H-H-H-N-N-N-N-N-N-H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0-H-H-H-N-N-N-N-N-N-H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0-H-H-H-N-N-N-N-N-N-H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0-H-H-H-N-N-N-N-N-N-H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0-H-H-H-N-N-N-N-N-H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0-H-H-H-N-N-N-N-N-H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0-H-H-H-N-N-N-N-N-H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0-H-H-H-N-N-N-N-N-H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0-H-H-H-N-N-N-N-N-H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0-H-H-H-N-N-N-N-N-H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0-H-H-H-N-N-N-N-N-H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0-H-H-H-N-N-N-N-N-H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0-H-H-H-N-N-N-N-H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0-H-H-H-N-N-N-N-H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0-H-H-H-N-N-N-N-H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0-H-H-H-N-N-N-N-H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0-H-H-H-N-N-N-N-H-N-N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0-H-H-H-N-N-N-N-H-N-N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0-H-H-H-N-N-N-N-H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0-H-H-H-N-N-N-N-H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0-H-H-H-N-N-N-N-H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0-H-H-H-N-N-N-N-H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0-H-H-H-N-N-N-N-H-N-N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0-H-H-H-N-N-N-N-H-N-N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0-H-H-H-N-N-N-N-H-N-N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0-H-H-H-N-N-N-N-H-N-N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0-H-H-H-N-N-N-N-H-N-N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0-H-H-H-N-N-N-N-H-N-N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0-H-H-H-N-N-N-N-H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0-H-H-H-N-N-N-N-H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0-H-H-H-N-N-N-N-H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0-H-H-H-N-N-N-N-H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0-H-H-H-N-N-N-N-H-N-H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0-H-H-H-N-N-N-N-H-N-H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0-H-H-H-N-N-N-N-H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0-H-H-H-N-N-N-N-H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0-H-H-H-N-N-N-N-H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0-H-H-H-N-N-N-N-H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0-H-H-H-N-N-N-N-H-N-H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0-H-H-H-N-N-N-N-H-N-H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0-H-H-H-N-N-N-N-H-N-H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0-H-H-H-N-N-N-N-H-N-H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0-H-H-H-N-N-N-N-H-N-H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0-H-H-H-N-N-N-N-H-N-H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0-H-H-H-N-N-N-N-H-H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0-H-H-H-N-N-N-N-H-H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0-H-H-H-N-N-N-N-H-H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0-H-H-H-N-N-N-N-H-H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0-H-H-H-N-N-N-N-H-H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0-H-H-H-N-N-N-N-H-H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0-H-H-H-N-N-N-N-H-H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0-H-H-H-N-N-N-N-H-H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0-H-H-H-N-N-N-H-N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0-H-H-H-N-N-N-H-N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0-H-H-H-N-N-N-H-N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0-H-H-H-N-N-N-H-N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0-H-H-H-N-N-N-H-N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0-H-H-H-N-N-N-H-N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0-H-H-H-N-N-N-H-N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0-H-H-H-N-N-N-H-N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0-H-H-H-N-N-N-H-N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0-H-H-H-N-N-N-H-N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0-H-H-H-N-N-N-H-N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0-H-H-H-N-N-N-H-N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0-H-H-H-N-N-N-H-N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0-H-H-H-N-N-N-H-N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0-H-H-H-N-N-N-H-N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0-H-H-H-N-N-N-H-N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0-H-H-H-H-N-N-N-N-N-N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0-H-H-H-H-N-N-N-N-N-N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0-H-H-H-H-N-N-N-N-N-N-N-H-H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0-H-H-H-H-N-N-N-N-N-N-N-H-H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0-H-H-H-H-N-N-N-N-N-N-H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0-H-H-H-H-N-N-N-N-N-N-H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0-H-H-H-H-N-N-N-N-N-N-H-H-H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0-H-H-H-H-N-N-N-N-N-N-H-H-H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0-H-H-H-H-N-N-N-N-N-H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0-H-H-H-H-N-N-N-N-N-H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0-H-H-H-H-N-N-N-N-N-H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0-H-H-H-H-N-N-N-N-N-H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0-H-H-H-H-N-N-N-N-N-H-H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0-H-H-H-H-N-N-N-N-N-H-H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0-H-H-H-H-N-N-N-N-N-H-H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0-H-H-H-H-N-N-N-N-N-H-H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0-H-H-H-H-N-N-N-N-H-N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0-H-H-H-H-N-N-N-N-H-N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0-H-H-H-H-N-N-N-N-H-N-N-H-H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0-H-H-H-H-N-N-N-N-H-N-N-H-H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0-H-H-H-H-N-N-N-N-H-N-H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0-H-H-H-H-N-N-N-N-H-N-H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0-H-H-H-H-N-N-N-N-H-N-H-H-H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0-H-H-H-H-N-N-N-N-H-N-H-H-H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0-H-H-H-H-N-N-N-N-H-H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0-H-H-H-H-N-N-N-N-H-H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0-H-H-H-H-N-N-N-N-H-H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0-H-H-H-H-N-N-N-N-H-H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0-H-H-H-H-N-N-N-N-H-H-H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0-H-H-H-H-N-N-N-N-H-H-H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0-H-H-H-H-N-N-N-N-H-H-H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0-H-H-H-H-N-N-N-N-H-H-H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0-H-H-H-H-N-N-N-H-H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0-H-H-H-H-N-N-N-H-H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0-H-H-H-H-N-N-N-H-H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0-H-H-H-H-N-N-N-H-H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0-H-H-H-H-N-N-N-H-H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0-H-H-H-H-N-N-N-H-H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0-H-H-H-H-N-N-N-H-H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0-H-H-H-H-N-N-N-H-H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0-H-H-H-H-N-N-N-H-H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0-H-H-H-H-N-N-N-H-H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0-H-H-H-H-N-N-N-H-H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0-H-H-H-H-N-N-N-H-H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0-H-H-H-H-N-N-N-H-H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0-H-H-H-H-N-N-N-H-H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0-H-H-H-H-N-N-N-H-H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0-H-H-H-H-N-N-N-H-H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0-H-H-H-H-N-N-H-N-N-N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0-H-H-H-H-N-N-H-N-N-N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0-H-H-H-H-N-N-H-N-N-N-N-H-H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0-H-H-H-H-N-N-H-N-N-N-N-H-H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0-H-H-H-H-N-N-H-N-N-N-H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0-H-H-H-H-N-N-H-N-N-N-H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0-H-H-H-H-N-N-H-N-N-N-H-H-H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0-H-H-H-H-N-N-H-N-N-N-H-H-H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0-H-H-H-H-N-N-H-N-N-H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0-H-H-H-H-N-N-H-N-N-H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0-H-H-H-H-N-N-H-N-N-H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0-H-H-H-H-N-N-H-N-N-H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0-H-H-H-H-N-N-H-N-N-H-H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0-H-H-H-H-N-N-H-N-N-H-H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0-H-H-H-H-N-N-H-N-N-H-H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0-H-H-H-H-N-N-H-N-N-H-H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0-H-H-H-H-N-N-H-N-H-N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0-H-H-H-H-N-N-H-N-H-N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0-H-H-H-H-N-N-H-N-H-N-N-H-H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0-H-H-H-H-N-N-H-N-H-N-N-H-H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0-H-H-H-H-N-N-H-N-H-N-H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0-H-H-H-H-N-N-H-N-H-N-H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0-H-H-H-H-N-N-H-N-H-N-H-H-H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0-H-H-H-H-N-N-H-N-H-N-H-H-H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0-H-H-H-H-N-N-H-N-H-H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0-H-H-H-H-N-N-H-N-H-H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0-H-H-H-H-N-N-H-N-H-H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0-H-H-H-H-N-N-H-N-H-H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0-H-H-H-H-N-N-H-N-H-H-H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0-H-H-H-H-N-N-H-N-H-H-H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0-H-H-H-H-N-N-H-N-H-H-H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0-H-H-H-H-N-N-H-N-H-H-H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0-H-H-H-H-N-N-H-H-H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0-H-H-H-H-N-N-H-H-H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0-H-H-H-H-N-N-H-H-H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0-H-H-H-H-N-N-H-H-H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0-H-H-H-H-N-N-H-H-H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0-H-H-H-H-N-N-H-H-H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0-H-H-H-H-N-N-H-H-H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0-H-H-H-H-N-N-H-H-H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0-H-H-H-H-N-N-H-H-H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0-H-H-H-H-N-N-H-H-H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0-H-H-H-H-N-N-H-H-H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0-H-H-H-H-N-N-H-H-H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0-H-H-H-H-N-N-H-H-H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0-H-H-H-H-N-N-H-H-H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0-H-H-H-H-N-N-H-H-H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0-H-H-H-H-N-N-H-H-H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0-H-H-H-H-N-H-H-N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0-H-H-H-H-N-H-H-N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0-H-H-H-H-N-H-H-N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0-H-H-H-H-N-H-H-N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0-H-H-H-H-N-H-H-N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0-H-H-H-H-N-H-H-N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0-H-H-H-H-N-H-H-N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0-H-H-H-H-N-H-H-N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0-H-H-H-H-N-H-H-N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0-H-H-H-H-N-H-H-N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0-H-H-H-H-N-H-H-N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0-H-H-H-H-N-H-H-N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0-H-H-H-H-N-H-H-N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0-H-H-H-H-N-H-H-N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0-H-H-H-H-N-H-H-N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0-H-H-H-H-N-H-H-N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0-H-H-H-H-N-H-H-H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0-H-H-H-H-N-H-H-H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0-H-H-H-H-N-H-H-H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0-H-H-H-H-N-H-H-H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0-H-H-H-H-N-H-H-H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0-H-H-H-H-N-H-H-H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0-H-H-H-H-N-H-H-H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0-H-H-H-H-N-H-H-H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0-H-H-H-H-N-H-H-H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0-H-H-H-H-N-H-H-H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0-H-H-H-H-N-H-H-H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0-H-H-H-H-N-H-H-H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0-H-H-H-H-N-H-H-H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0-H-H-H-H-N-H-H-H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0-H-H-H-H-N-H-H-H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0-H-H-H-H-N-H-H-H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0-H-H-H-H-H-N-N-N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0-H-H-H-H-H-N-N-N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0-H-H-H-H-H-N-N-N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0-H-H-H-H-H-N-N-N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0-H-H-H-H-H-N-N-N-N-N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0-H-H-H-H-H-N-N-N-N-N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0-H-H-H-H-H-N-N-N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0-H-H-H-H-H-N-N-N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0-H-H-H-H-H-N-N-N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0-H-H-H-H-H-N-N-N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0-H-H-H-H-H-N-N-N-N-N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0-H-H-H-H-H-N-N-N-N-N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0-H-H-H-H-H-N-N-N-N-N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0-H-H-H-H-H-N-N-N-N-N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0-H-H-H-H-H-N-N-N-N-N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0-H-H-H-H-H-N-N-N-N-N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0-H-H-H-H-H-N-N-N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0-H-H-H-H-H-N-N-N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0-H-H-H-H-H-N-N-N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0-H-H-H-H-H-N-N-N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0-H-H-H-H-H-N-N-N-N-H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0-H-H-H-H-H-N-N-N-N-H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0-H-H-H-H-H-N-N-N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0-H-H-H-H-H-N-N-N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0-H-H-H-H-H-N-N-N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0-H-H-H-H-H-N-N-N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0-H-H-H-H-H-N-N-N-N-H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0-H-H-H-H-H-N-N-N-N-H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0-H-H-H-H-H-N-N-N-N-H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0-H-H-H-H-H-N-N-N-N-H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0-H-H-H-H-H-N-N-N-N-H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0-H-H-H-H-H-N-N-N-N-H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0-H-H-H-H-H-N-N-N-H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0-H-H-H-H-H-N-N-N-H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0-H-H-H-H-H-N-N-N-H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0-H-H-H-H-H-N-N-N-H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0-H-H-H-H-H-N-N-N-H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0-H-H-H-H-H-N-N-N-H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0-H-H-H-H-H-N-N-N-H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0-H-H-H-H-H-N-N-N-H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0-H-H-H-H-H-N-N-H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0-H-H-H-H-H-N-N-H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0-H-H-H-H-H-N-N-H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0-H-H-H-H-H-N-N-H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0-H-H-H-H-H-N-N-H-N-N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0-H-H-H-H-H-N-N-H-N-N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0-H-H-H-H-H-N-N-H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0-H-H-H-H-H-N-N-H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0-H-H-H-H-H-N-N-H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0-H-H-H-H-H-N-N-H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0-H-H-H-H-H-N-N-H-N-N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0-H-H-H-H-H-N-N-H-N-N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0-H-H-H-H-H-N-N-H-N-N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0-H-H-H-H-H-N-N-H-N-N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0-H-H-H-H-H-N-N-H-N-N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0-H-H-H-H-H-N-N-H-N-N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0-H-H-H-H-H-N-N-H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0-H-H-H-H-H-N-N-H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0-H-H-H-H-H-N-N-H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0-H-H-H-H-H-N-N-H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0-H-H-H-H-H-N-N-H-N-H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0-H-H-H-H-H-N-N-H-N-H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0-H-H-H-H-H-N-N-H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0-H-H-H-H-H-N-N-H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0-H-H-H-H-H-N-N-H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0-H-H-H-H-H-N-N-H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0-H-H-H-H-H-N-N-H-N-H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0-H-H-H-H-H-N-N-H-N-H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0-H-H-H-H-H-N-N-H-N-H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0-H-H-H-H-H-N-N-H-N-H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0-H-H-H-H-H-N-N-H-N-H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0-H-H-H-H-H-N-N-H-N-H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0-H-H-H-H-H-N-N-H-H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0-H-H-H-H-H-N-N-H-H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0-H-H-H-H-H-N-N-H-H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0-H-H-H-H-H-N-N-H-H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0-H-H-H-H-H-N-N-H-H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0-H-H-H-H-H-N-N-H-H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0-H-H-H-H-H-N-N-H-H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0-H-H-H-H-H-N-N-H-H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0-H-H-H-H-H-N-H-N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0-H-H-H-H-H-N-H-N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0-H-H-H-H-H-N-H-N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0-H-H-H-H-H-N-H-N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0-H-H-H-H-H-N-H-N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0-H-H-H-H-H-N-H-N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0-H-H-H-H-H-N-H-N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0-H-H-H-H-H-N-H-N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0-H-H-H-H-H-N-H-N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0-H-H-H-H-H-N-H-N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0-H-H-H-H-H-N-H-N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0-H-H-H-H-H-N-H-N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0-H-H-H-H-H-N-H-N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0-H-H-H-H-H-N-H-N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0-H-H-H-H-H-N-H-N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0-H-H-H-H-H-N-H-N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0-H-H-H-H-H-H-N-N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0-H-H-H-H-H-H-N-N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0-H-H-H-H-H-H-N-N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0-H-H-H-H-H-H-N-N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0-H-H-H-H-H-H-N-N-N-N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0-H-H-H-H-H-H-N-N-N-N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0-H-H-H-H-H-H-N-N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0-H-H-H-H-H-H-N-N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0-H-H-H-H-H-H-N-N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0-H-H-H-H-H-H-N-N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0-H-H-H-H-H-H-N-N-N-N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0-H-H-H-H-H-H-N-N-N-N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0-H-H-H-H-H-H-N-N-N-N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0-H-H-H-H-H-H-N-N-N-N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0-H-H-H-H-H-H-N-N-N-N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0-H-H-H-H-H-H-N-N-N-N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0-H-H-H-H-H-H-N-N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0-H-H-H-H-H-H-N-N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0-H-H-H-H-H-H-N-N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0-H-H-H-H-H-H-N-N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0-H-H-H-H-H-H-N-N-N-H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0-H-H-H-H-H-H-N-N-N-H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0-H-H-H-H-H-H-N-N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0-H-H-H-H-H-H-N-N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0-H-H-H-H-H-H-N-N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0-H-H-H-H-H-H-N-N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0-H-H-H-H-H-H-N-N-N-H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0-H-H-H-H-H-H-N-N-N-H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0-H-H-H-H-H-H-N-N-N-H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0-H-H-H-H-H-H-N-N-N-H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0-H-H-H-H-H-H-N-N-N-H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0-H-H-H-H-H-H-N-N-N-H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0-H-H-H-H-H-H-N-N-H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0-H-H-H-H-H-H-N-N-H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0-H-H-H-H-H-H-N-N-H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0-H-H-H-H-H-H-N-N-H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0-H-H-H-H-H-H-N-N-H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0-H-H-H-H-H-H-N-N-H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0-H-H-H-H-H-H-N-N-H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0-H-H-H-H-H-H-N-N-H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0-H-H-H-H-H-H-N-H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0-H-H-H-H-H-H-N-H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0-H-H-H-H-H-H-N-H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0-H-H-H-H-H-H-N-H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0-H-H-H-H-H-H-N-H-N-N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0-H-H-H-H-H-H-N-H-N-N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0-H-H-H-H-H-H-N-H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0-H-H-H-H-H-H-N-H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0-H-H-H-H-H-H-N-H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0-H-H-H-H-H-H-N-H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0-H-H-H-H-H-H-N-H-N-N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0-H-H-H-H-H-H-N-H-N-N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0-H-H-H-H-H-H-N-H-N-N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-H-H-H-H-H-H-N-H-N-N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0-H-H-H-H-H-H-N-H-N-N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0-H-H-H-H-H-H-N-H-N-N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0-H-H-H-H-H-H-N-H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0-H-H-H-H-H-H-N-H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0-H-H-H-H-H-H-N-H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0-H-H-H-H-H-H-N-H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0-H-H-H-H-H-H-N-H-N-H-N-N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0-H-H-H-H-H-H-N-H-N-H-N-N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0-H-H-H-H-H-H-N-H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0-H-H-H-H-H-H-N-H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0-H-H-H-H-H-H-N-H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0-H-H-H-H-H-H-N-H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0-H-H-H-H-H-H-N-H-N-H-N-H-H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0-H-H-H-H-H-H-N-H-N-H-N-H-H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0-H-H-H-H-H-H-N-H-N-H-H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0-H-H-H-H-H-H-N-H-N-H-H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0-H-H-H-H-H-H-N-H-N-H-H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0-H-H-H-H-H-H-N-H-N-H-H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0-H-H-H-H-H-H-N-H-H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0-H-H-H-H-H-H-N-H-H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0-H-H-H-H-H-H-N-H-H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0-H-H-H-H-H-H-N-H-H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0-H-H-H-H-H-H-N-H-H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0-H-H-H-H-H-H-N-H-H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0-H-H-H-H-H-H-N-H-H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0-H-H-H-H-H-H-N-H-H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0-H-H-H-H-H-H-H-N-N-N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0-H-H-H-H-H-H-H-N-N-N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0-H-H-H-H-H-H-H-N-N-N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0-H-H-H-H-H-H-H-N-N-N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0-H-H-H-H-H-H-H-N-N-N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0-H-H-H-H-H-H-H-N-N-N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0-H-H-H-H-H-H-H-N-N-N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0-H-H-H-H-H-H-H-N-N-N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0-H-H-H-H-H-H-H-N-N-H-N-N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0-H-H-H-H-H-H-H-N-N-H-N-N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0-H-H-H-H-H-H-H-N-N-H-N-N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0-H-H-H-H-H-H-H-N-N-H-N-N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0-H-H-H-H-H-H-H-N-N-H-N-H-N-N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0-H-H-H-H-H-H-H-N-N-H-N-H-N-N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0-H-H-H-H-H-H-H-N-N-H-N-H-N-H-H-N-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0-H-H-H-H-H-H-H-N-N-H-N-H-N-H-H-H-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0-H-H-N-H-N-N-N-N-N-N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0-H-H-N-H-N-N-N-N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0-H-H-N-H-N-N-N-N-N-N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0-H-H-N-H-N-N-N-N-N-N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0-H-H-N-H-N-N-N-N-N-N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0-H-H-N-H-N-N-N-N-N-N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0-H-H-N-H-N-N-N-N-N-N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0-H-H-N-H-N-N-N-N-N-N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0-H-H-N-H-N-N-N-N-N-H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0-H-H-N-H-N-N-N-N-N-H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0-H-H-N-H-N-N-N-N-N-H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0-H-H-N-H-N-N-N-N-N-H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0-H-H-N-H-N-N-N-N-N-H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0-H-H-N-H-N-N-N-N-N-H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0-H-H-N-H-N-N-N-N-N-H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0-H-H-N-H-N-N-N-N-N-H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0-H-H-N-H-N-N-N-H-N-N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0-H-H-N-H-N-N-N-H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0-H-H-N-H-N-N-N-H-N-N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0-H-H-N-H-N-N-N-H-N-N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0-H-H-N-H-N-N-N-H-N-N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0-H-H-N-H-N-N-N-H-N-N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0-H-H-N-H-N-N-N-H-N-N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0-H-H-N-H-N-N-N-H-N-N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0-H-H-N-H-N-N-N-H-N-H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0-H-H-N-H-N-N-N-H-N-H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0-H-H-N-H-N-N-N-H-N-H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0-H-H-N-H-N-N-N-H-N-H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0-H-H-N-H-N-N-N-H-N-H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0-H-H-N-H-N-N-N-H-N-H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0-H-H-N-H-N-N-N-H-N-H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0-H-H-N-H-N-N-N-H-N-H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0-H-H-N-H-H-N-N-N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0-H-H-N-H-H-N-N-N-N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0-H-H-N-H-H-N-N-N-N-N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0-H-H-N-H-H-N-N-N-N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0-H-H-N-H-H-N-N-N-N-N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0-H-H-N-H-H-N-N-N-N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0-H-H-N-H-H-N-N-N-N-N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0-H-H-N-H-H-N-N-N-N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0-H-H-N-H-H-N-N-N-N-N-H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0-H-H-N-H-H-N-N-N-N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0-H-H-N-H-H-N-N-N-N-N-H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0-H-H-N-H-H-N-N-N-N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0-H-H-N-H-H-N-N-N-N-N-H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0-H-H-N-H-H-N-N-N-N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0-H-H-N-H-H-N-N-N-N-N-H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0-H-H-N-H-H-N-N-N-N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0-H-H-N-H-H-N-N-N-H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0-H-H-N-H-H-N-N-N-H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0-H-H-N-H-H-N-N-N-H-N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0-H-H-N-H-H-N-N-N-H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0-H-H-N-H-H-N-N-N-H-N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0-H-H-N-H-H-N-N-N-H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0-H-H-N-H-H-N-N-N-H-N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0-H-H-N-H-H-N-N-N-H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0-H-H-N-H-H-N-N-N-H-N-H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0-H-H-N-H-H-N-N-N-H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0-H-H-N-H-H-N-N-N-H-N-H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0-H-H-N-H-H-N-N-N-H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0-H-H-N-H-H-N-N-N-H-N-H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0-H-H-N-H-H-N-N-N-H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0-H-H-N-H-H-N-N-N-H-N-H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0-H-H-N-H-H-N-N-N-H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0-H-H-N-H-H-N-H-N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0-H-H-N-H-H-N-H-N-N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0-H-H-N-H-H-N-H-N-N-N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0-H-H-N-H-H-N-H-N-N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0-H-H-N-H-H-N-H-N-N-N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0-H-H-N-H-H-N-H-N-N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0-H-H-N-H-H-N-H-N-N-N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0-H-H-N-H-H-N-H-N-N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0-H-H-N-H-H-N-H-N-N-N-H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0-H-H-N-H-H-N-H-N-N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0-H-H-N-H-H-N-H-N-N-N-H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0-H-H-N-H-H-N-H-N-N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0-H-H-N-H-H-N-H-N-N-N-H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0-H-H-N-H-H-N-H-N-N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0-H-H-N-H-H-N-H-N-N-N-H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0-H-H-N-H-H-N-H-N-N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0-H-H-N-H-H-N-H-N-H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0-H-H-N-H-H-N-H-N-H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0-H-H-N-H-H-N-H-N-H-N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0-H-H-N-H-H-N-H-N-H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0-H-H-N-H-H-N-H-N-H-N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0-H-H-N-H-H-N-H-N-H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0-H-H-N-H-H-N-H-N-H-N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0-H-H-N-H-H-N-H-N-H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0-H-H-N-H-H-N-H-N-H-N-H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0-H-H-N-H-H-N-H-N-H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0-H-H-N-H-H-N-H-N-H-N-H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0-H-H-N-H-H-N-H-N-H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0-H-H-N-H-H-N-H-N-H-N-H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0-H-H-N-H-H-N-H-N-H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0-H-H-N-H-H-N-H-N-H-N-H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0-H-H-N-H-H-N-H-N-H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0-H-H-H-N-N-N-N-N-N-N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0-H-H-H-N-N-N-N-N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0-H-H-H-N-N-N-N-N-N-N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0-H-H-H-N-N-N-N-N-N-N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0-H-H-H-N-N-N-N-N-N-N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0-H-H-H-N-N-N-N-N-N-N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0-H-H-H-N-N-N-N-N-N-N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0-H-H-H-N-N-N-N-N-N-N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0-H-H-H-N-N-N-N-N-N-H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0-H-H-H-N-N-N-N-N-N-H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0-H-H-H-N-N-N-N-N-N-H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0-H-H-H-N-N-N-N-N-N-H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0-H-H-H-N-N-N-N-N-N-H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0-H-H-H-N-N-N-N-N-N-H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0-H-H-H-N-N-N-N-N-N-H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0-H-H-H-N-N-N-N-N-N-H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0-H-H-H-N-N-N-N-H-N-N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0-H-H-H-N-N-N-N-H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0-H-H-H-N-N-N-N-H-N-N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0-H-H-H-N-N-N-N-H-N-N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0-H-H-H-N-N-N-N-H-N-N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0-H-H-H-N-N-N-N-H-N-N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0-H-H-H-N-N-N-N-H-N-N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0-H-H-H-N-N-N-N-H-N-N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0-H-H-H-N-N-N-N-H-N-H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0-H-H-H-N-N-N-N-H-N-H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0-H-H-H-N-N-N-N-H-N-H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0-H-H-H-N-N-N-N-H-N-H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0-H-H-H-N-N-N-N-H-N-H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0-H-H-H-N-N-N-N-H-N-H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0-H-H-H-N-N-N-N-H-N-H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0-H-H-H-N-N-N-N-H-N-H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0-H-H-H-N-H-N-N-N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0-H-H-H-N-H-N-N-N-N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0-H-H-H-N-H-N-N-N-N-N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0-H-H-H-N-H-N-N-N-N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0-H-H-H-N-H-N-N-N-N-N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0-H-H-H-N-H-N-N-N-N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0-H-H-H-N-H-N-N-N-N-N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0-H-H-H-N-H-N-N-N-N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0-H-H-H-N-H-N-N-N-N-N-H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0-H-H-H-N-H-N-N-N-N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0-H-H-H-N-H-N-N-N-N-N-H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0-H-H-H-N-H-N-N-N-N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0-H-H-H-N-H-N-N-N-N-N-H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0-H-H-H-N-H-N-N-N-N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0-H-H-H-N-H-N-N-N-N-N-H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0-H-H-H-N-H-N-N-N-N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0-H-H-H-N-H-N-N-N-H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0-H-H-H-N-H-N-N-N-H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0-H-H-H-N-H-N-N-N-H-N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0-H-H-H-N-H-N-N-N-H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0-H-H-H-N-H-N-N-N-H-N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0-H-H-H-N-H-N-N-N-H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0-H-H-H-N-H-N-N-N-H-N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0-H-H-H-N-H-N-N-N-H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0-H-H-H-N-H-N-N-N-H-N-H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0-H-H-H-N-H-N-N-N-H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0-H-H-H-N-H-N-N-N-H-N-H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0-H-H-H-N-H-N-N-N-H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0-H-H-H-N-H-N-N-N-H-N-H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0-H-H-H-N-H-N-N-N-H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0-H-H-H-N-H-N-N-N-H-N-H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0-H-H-H-N-H-N-N-N-H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0-H-H-H-N-H-N-H-N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0-H-H-H-N-H-N-H-N-N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0-H-H-H-N-H-N-H-N-N-N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0-H-H-H-N-H-N-H-N-N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0-H-H-H-N-H-N-H-N-N-N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0-H-H-H-N-H-N-H-N-N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0-H-H-H-N-H-N-H-N-N-N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0-H-H-H-N-H-N-H-N-N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0-H-H-H-N-H-N-H-N-N-N-H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0-H-H-H-N-H-N-H-N-N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0-H-H-H-N-H-N-H-N-N-N-H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0-H-H-H-N-H-N-H-N-N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0-H-H-H-N-H-N-H-N-N-N-H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0-H-H-H-N-H-N-H-N-N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0-H-H-H-N-H-N-H-N-N-N-H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0-H-H-H-N-H-N-H-N-N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0-H-H-H-N-H-N-H-N-H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0-H-H-H-N-H-N-H-N-H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0-H-H-H-N-H-N-H-N-H-N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0-H-H-H-N-H-N-H-N-H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0-H-H-H-N-H-N-H-N-H-N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0-H-H-H-N-H-N-H-N-H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0-H-H-H-N-H-N-H-N-H-N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0-H-H-H-N-H-N-H-N-H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0-H-H-H-N-H-N-H-N-H-N-H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0-H-H-H-N-H-N-H-N-H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0-H-H-H-N-H-N-H-N-H-N-H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0-H-H-H-N-H-N-H-N-H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0-H-H-H-N-H-N-H-N-H-N-H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0-H-H-H-N-H-N-H-N-H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0-H-H-H-N-H-N-H-N-H-N-H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0-H-H-H-N-H-N-H-N-H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0-H-H-H-H-N-N-N-N-N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0-H-H-H-H-N-N-N-N-N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0-H-H-H-H-N-N-N-N-N-N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0-H-H-H-H-N-N-N-N-N-N-N-N-N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0-H-H-H-H-N-N-N-N-N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0-H-H-H-H-N-N-N-N-N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0-H-H-H-H-N-N-N-N-N-N-N-N-H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0-H-H-H-H-N-N-N-N-N-N-N-N-H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0-H-H-H-H-N-N-N-N-N-N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0-H-H-H-H-N-N-N-N-N-N-N-H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0-H-H-H-H-N-N-N-N-N-N-N-H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0-H-H-H-H-N-N-N-N-N-N-N-H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0-H-H-H-H-N-N-N-N-N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0-H-H-H-H-N-N-N-N-N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0-H-H-H-H-N-N-N-N-N-N-H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0-H-H-H-H-N-N-N-N-N-N-H-N-N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0-H-H-H-H-N-N-N-N-N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0-H-H-H-H-N-N-N-N-N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0-H-H-H-H-N-N-N-N-N-N-H-N-H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0-H-H-H-H-N-N-N-N-N-N-H-N-H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0-H-H-H-H-N-N-N-N-N-N-H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0-H-H-H-H-N-N-N-N-N-N-H-H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0-H-H-H-H-N-N-N-N-N-N-H-H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0-H-H-H-H-N-N-N-N-N-N-H-H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0-H-H-H-H-N-N-N-N-N-H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0-H-H-H-H-N-N-N-N-N-H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0-H-H-H-H-N-N-N-N-N-H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0-H-H-H-H-N-N-N-N-N-H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0-H-H-H-H-N-N-N-N-N-H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0-H-H-H-H-N-N-N-N-N-H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0-H-H-H-H-N-N-N-N-N-H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0-H-H-H-H-N-N-N-N-N-H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0-H-H-H-H-N-N-N-N-H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0-H-H-H-H-N-N-N-N-H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0-H-H-H-H-N-N-N-N-H-N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0-H-H-H-H-N-N-N-N-H-N-N-N-N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0-H-H-H-H-N-N-N-N-H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0-H-H-H-H-N-N-N-N-H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0-H-H-H-H-N-N-N-N-H-N-N-N-H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0-H-H-H-H-N-N-N-N-H-N-N-N-H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0-H-H-H-H-N-N-N-N-H-N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0-H-H-H-H-N-N-N-N-H-N-N-H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0-H-H-H-H-N-N-N-N-H-N-N-H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0-H-H-H-H-N-N-N-N-H-N-N-H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0-H-H-H-H-N-N-N-N-H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0-H-H-H-H-N-N-N-N-H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0-H-H-H-H-N-N-N-N-H-N-H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0-H-H-H-H-N-N-N-N-H-N-H-N-N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0-H-H-H-H-N-N-N-N-H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0-H-H-H-H-N-N-N-N-H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0-H-H-H-H-N-N-N-N-H-N-H-N-H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0-H-H-H-H-N-N-N-N-H-N-H-N-H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0-H-H-H-H-N-N-N-N-H-N-H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0-H-H-H-H-N-N-N-N-H-N-H-H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0-H-H-H-H-N-N-N-N-H-N-H-H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0-H-H-H-H-N-N-N-N-H-N-H-H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0-H-H-H-H-N-N-N-N-H-H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0-H-H-H-H-N-N-N-N-H-H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0-H-H-H-H-N-N-N-N-H-H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0-H-H-H-H-N-N-N-N-H-H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0-H-H-H-H-N-N-N-N-H-H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0-H-H-H-H-N-N-N-N-H-H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0-H-H-H-H-N-N-N-N-H-H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0-H-H-H-H-N-N-N-N-H-H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0-H-H-H-H-N-N-N-H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0-H-H-H-H-N-N-N-H-N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0-H-H-H-H-N-N-N-H-N-N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0-H-H-H-H-N-N-N-H-N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0-H-H-H-H-N-N-N-H-N-N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0-H-H-H-H-N-N-N-H-N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0-H-H-H-H-N-N-N-H-N-N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0-H-H-H-H-N-N-N-H-N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0-H-H-H-H-N-N-N-H-N-N-H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0-H-H-H-H-N-N-N-H-N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0-H-H-H-H-N-N-N-H-N-N-H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0-H-H-H-H-N-N-N-H-N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0-H-H-H-H-N-N-N-H-N-N-H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0-H-H-H-H-N-N-N-H-N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0-H-H-H-H-N-N-N-H-N-N-H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0-H-H-H-H-N-N-N-H-N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0-H-H-H-H-N-N-H-N-N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0-H-H-H-H-N-N-H-N-N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0-H-H-H-H-N-N-H-N-N-N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0-H-H-H-H-N-N-H-N-N-N-N-N-N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0-H-H-H-H-N-N-H-N-N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0-H-H-H-H-N-N-H-N-N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0-H-H-H-H-N-N-H-N-N-N-N-N-H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0-H-H-H-H-N-N-H-N-N-N-N-N-H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0-H-H-H-H-N-N-H-N-N-N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0-H-H-H-H-N-N-H-N-N-N-N-H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0-H-H-H-H-N-N-H-N-N-N-N-H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0-H-H-H-H-N-N-H-N-N-N-N-H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0-H-H-H-H-N-N-H-N-N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0-H-H-H-H-N-N-H-N-N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0-H-H-H-H-N-N-H-N-N-N-H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0-H-H-H-H-N-N-H-N-N-N-H-N-N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0-H-H-H-H-N-N-H-N-N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0-H-H-H-H-N-N-H-N-N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0-H-H-H-H-N-N-H-N-N-N-H-N-H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0-H-H-H-H-N-N-H-N-N-N-H-N-H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0-H-H-H-H-N-N-H-N-N-N-H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0-H-H-H-H-N-N-H-N-N-N-H-H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0-H-H-H-H-N-N-H-N-N-N-H-H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0-H-H-H-H-N-N-H-N-N-N-H-H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0-H-H-H-H-N-N-H-N-N-H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0-H-H-H-H-N-N-H-N-N-H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0-H-H-H-H-N-N-H-N-N-H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0-H-H-H-H-N-N-H-N-N-H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0-H-H-H-H-N-N-H-N-N-H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0-H-H-H-H-N-N-H-N-N-H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0-H-H-H-H-N-N-H-N-N-H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0-H-H-H-H-N-N-H-N-N-H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0-H-H-H-H-N-N-H-N-H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0-H-H-H-H-N-N-H-N-H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0-H-H-H-H-N-N-H-N-H-N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0-H-H-H-H-N-N-H-N-H-N-N-N-N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0-H-H-H-H-N-N-H-N-H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0-H-H-H-H-N-N-H-N-H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0-H-H-H-H-N-N-H-N-H-N-N-N-H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0-H-H-H-H-N-N-H-N-H-N-N-N-H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0-H-H-H-H-N-N-H-N-H-N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0-H-H-H-H-N-N-H-N-H-N-N-H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0-H-H-H-H-N-N-H-N-H-N-N-H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0-H-H-H-H-N-N-H-N-H-N-N-H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0-H-H-H-H-N-N-H-N-H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0-H-H-H-H-N-N-H-N-H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0-H-H-H-H-N-N-H-N-H-N-H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0-H-H-H-H-N-N-H-N-H-N-H-N-N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0-H-H-H-H-N-N-H-N-H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0-H-H-H-H-N-N-H-N-H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0-H-H-H-H-N-N-H-N-H-N-H-N-H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0-H-H-H-H-N-N-H-N-H-N-H-N-H-H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0-H-H-H-H-N-N-H-N-H-N-H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0-H-H-H-H-N-N-H-N-H-N-H-H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0-H-H-H-H-N-N-H-N-H-N-H-H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0-H-H-H-H-N-N-H-N-H-N-H-H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0-H-H-H-H-N-N-H-N-H-H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0-H-H-H-H-N-N-H-N-H-H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0-H-H-H-H-N-N-H-N-H-H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0-H-H-H-H-N-N-H-N-H-H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0-H-H-H-H-N-N-H-N-H-H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0-H-H-H-H-N-N-H-N-H-H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0-H-H-H-H-N-N-H-N-H-H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0-H-H-H-H-N-N-H-N-H-H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0-H-H-H-H-N-N-H-H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0-H-H-H-H-N-N-H-H-N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0-H-H-H-H-N-N-H-H-N-N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0-H-H-H-H-N-N-H-H-N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0-H-H-H-H-N-N-H-H-N-N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0-H-H-H-H-N-N-H-H-N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0-H-H-H-H-N-N-H-H-N-N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0-H-H-H-H-N-N-H-H-N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0-H-H-H-H-N-N-H-H-N-N-H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0-H-H-H-H-N-N-H-H-N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0-H-H-H-H-N-N-H-H-N-N-H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0-H-H-H-H-N-N-H-H-N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0-H-H-H-H-N-N-H-H-N-N-H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0-H-H-H-H-N-N-H-H-N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0-H-H-H-H-N-N-H-H-N-N-H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0-H-H-H-H-N-N-H-H-N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0-H-H-H-H-N-H-N-N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0-H-H-H-H-N-H-N-N-N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0-H-H-H-H-N-H-N-N-N-N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0-H-H-H-H-N-H-N-N-N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0-H-H-H-H-N-H-N-N-N-N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0-H-H-H-H-N-H-N-N-N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0-H-H-H-H-N-H-N-N-N-N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0-H-H-H-H-N-H-N-N-N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0-H-H-H-H-N-H-N-N-N-N-H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0-H-H-H-H-N-H-N-N-N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0-H-H-H-H-N-H-N-N-N-N-H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0-H-H-H-H-N-H-N-N-N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0-H-H-H-H-N-H-N-N-N-N-H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0-H-H-H-H-N-H-N-N-N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0-H-H-H-H-N-H-N-N-N-N-H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0-H-H-H-H-N-H-N-N-N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0-H-H-H-H-N-H-N-N-H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0-H-H-H-H-N-H-N-N-H-N-N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0-H-H-H-H-N-H-N-N-H-N-N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0-H-H-H-H-N-H-N-N-H-N-N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0-H-H-H-H-N-H-N-N-H-N-N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0-H-H-H-H-N-H-N-N-H-N-N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0-H-H-H-H-N-H-N-N-H-N-N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0-H-H-H-H-N-H-N-N-H-N-N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0-H-H-H-H-N-H-N-N-H-N-H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0-H-H-H-H-N-H-N-N-H-N-H-N-N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0-H-H-H-H-N-H-N-N-H-N-H-N-N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0-H-H-H-H-N-H-N-N-H-N-H-N-N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0-H-H-H-H-N-H-N-N-H-N-H-N-H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0-H-H-H-H-N-H-N-N-H-N-H-N-H-N-N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0-H-H-H-H-N-H-N-N-H-N-H-N-H-N-H-H-N-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0-H-H-H-H-N-H-N-N-H-N-H-N-H-N-H-H-H-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0-H-H-H-H-H-N-N-N-N-N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0-H-H-H-H-H-N-N-N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0-H-H-H-H-H-N-N-N-N-N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0-H-H-H-H-H-N-N-N-N-N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0-H-H-H-H-H-N-N-N-N-N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0-H-H-H-H-H-N-N-N-N-N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0-H-H-H-H-H-N-N-N-N-N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0-H-H-H-H-H-N-N-N-N-N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0-H-H-H-H-H-N-N-N-N-H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0-H-H-H-H-H-N-N-N-N-H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0-H-H-H-H-H-N-N-N-N-H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0-H-H-H-H-H-N-N-N-N-H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0-H-H-H-H-H-N-N-N-N-H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0-H-H-H-H-H-N-N-N-N-H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0-H-H-H-H-H-N-N-N-N-H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0-H-H-H-H-H-N-N-N-N-H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0-H-H-H-H-H-N-N-H-N-N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0-H-H-H-H-H-N-N-H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0-H-H-H-H-H-N-N-H-N-N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0-H-H-H-H-H-N-N-H-N-N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0-H-H-H-H-H-N-N-H-N-N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0-H-H-H-H-H-N-N-H-N-N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0-H-H-H-H-H-N-N-H-N-N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0-H-H-H-H-H-N-N-H-N-N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0-H-H-H-H-H-N-N-H-N-H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0-H-H-H-H-H-N-N-H-N-H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0-H-H-H-H-H-N-N-H-N-H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0-H-H-H-H-H-N-N-H-N-H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0-H-H-H-H-H-N-N-H-N-H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0-H-H-H-H-H-N-N-H-N-H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0-H-H-H-H-H-N-N-H-N-H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0-H-H-H-H-H-N-N-H-N-H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0-H-H-H-H-H-H-N-N-N-N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0-H-H-H-H-H-H-N-N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0-H-H-H-H-H-H-N-N-N-N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0-H-H-H-H-H-H-N-N-N-N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0-H-H-H-H-H-H-N-N-N-N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0-H-H-H-H-H-H-N-N-N-N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0-H-H-H-H-H-H-N-N-N-N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0-H-H-H-H-H-H-N-N-N-N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0-H-H-H-H-H-H-N-N-N-H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0-H-H-H-H-H-H-N-N-N-H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0-H-H-H-H-H-H-N-N-N-H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0-H-H-H-H-H-H-N-N-N-H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0-H-H-H-H-H-H-N-N-N-H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0-H-H-H-H-H-H-N-N-N-H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0-H-H-H-H-H-H-N-N-N-H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0-H-H-H-H-H-H-N-N-N-H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0-H-H-H-H-H-H-N-H-N-N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0-H-H-H-H-H-H-N-H-N-N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0-H-H-H-H-H-H-N-H-N-N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0-H-H-H-H-H-H-N-H-N-N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0-H-H-H-H-H-H-N-H-N-N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0-H-H-H-H-H-H-N-H-N-N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0-H-H-H-H-H-H-N-H-N-N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0-H-H-H-H-H-H-N-H-N-N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0-H-H-H-H-H-H-N-H-N-H-N-N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0-H-H-H-H-H-H-N-H-N-H-N-N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0-H-H-H-H-H-H-N-H-N-H-N-N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0-H-H-H-H-H-H-N-H-N-H-N-N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0-H-H-H-H-H-H-N-H-N-H-N-H-N-N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0-H-H-H-H-H-H-N-H-N-H-N-H-N-N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0-H-H-H-H-H-H-N-H-N-H-N-H-N-H-N-N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0-H-H-H-H-H-H-N-H-N-H-N-H-N-H-N-H-N-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0-H-H-N-H-N-N-N-N-N-N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0-H-H-N-H-N-N-N-N-N-N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0-H-H-N-H-N-N-N-N-N-N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0-H-H-N-H-N-N-N-N-N-N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0-H-H-N-H-N-N-N-N-N-N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0-H-H-N-H-N-N-N-N-N-N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0-H-H-N-H-N-N-N-N-N-N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0-H-H-N-H-N-N-N-N-N-N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0-H-H-N-H-N-N-N-N-N-N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0-H-H-N-H-N-N-N-N-N-N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0-H-H-N-H-N-N-N-N-N-N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0-H-H-N-H-N-N-N-N-N-N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0-H-H-N-H-N-N-N-N-N-N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0-H-H-N-H-N-N-N-N-N-N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0-H-H-N-H-N-N-N-N-N-N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0-H-H-N-H-N-N-N-N-N-N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0-H-H-N-H-N-N-N-N-N-H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0-H-H-N-H-N-N-N-N-N-H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0-H-H-N-H-N-N-N-N-N-H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0-H-H-N-H-N-N-N-N-N-H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0-H-H-N-H-N-N-N-N-N-H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0-H-H-N-H-N-N-N-N-N-H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0-H-H-N-H-N-N-N-N-N-H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0-H-H-N-H-N-N-N-N-N-H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0-H-H-N-H-N-N-N-N-N-H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0-H-H-N-H-N-N-N-N-N-H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0-H-H-N-H-N-N-N-N-N-H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0-H-H-N-H-N-N-N-N-N-H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0-H-H-N-H-N-N-N-N-N-H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0-H-H-N-H-N-N-N-N-N-H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0-H-H-N-H-N-N-N-N-N-H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0-H-H-N-H-N-N-N-N-N-H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0-H-H-N-H-N-N-N-H-N-N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0-H-H-N-H-N-N-N-H-N-N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0-H-H-N-H-N-N-N-H-N-N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0-H-H-N-H-N-N-N-H-N-N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0-H-H-N-H-N-N-N-H-N-N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0-H-H-N-H-N-N-N-H-N-N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0-H-H-N-H-N-N-N-H-N-N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0-H-H-N-H-N-N-N-H-N-N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0-H-H-N-H-N-N-N-H-N-N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0-H-H-N-H-N-N-N-H-N-N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0-H-H-N-H-N-N-N-H-N-N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0-H-H-N-H-N-N-N-H-N-N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0-H-H-N-H-N-N-N-H-N-N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0-H-H-N-H-N-N-N-H-N-N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0-H-H-N-H-N-N-N-H-N-N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0-H-H-N-H-N-N-N-H-N-N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0-H-H-N-H-N-N-N-H-N-H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0-H-H-N-H-N-N-N-H-N-H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0-H-H-N-H-N-N-N-H-N-H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0-H-H-N-H-N-N-N-H-N-H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0-H-H-N-H-N-N-N-H-N-H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0-H-H-N-H-N-N-N-H-N-H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0-H-H-N-H-N-N-N-H-N-H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0-H-H-N-H-N-N-N-H-N-H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0-H-H-N-H-N-N-N-H-N-H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0-H-H-N-H-N-N-N-H-N-H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0-H-H-N-H-N-N-N-H-N-H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0-H-H-N-H-N-N-N-H-N-H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0-H-H-N-H-N-N-N-H-N-H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0-H-H-N-H-N-N-N-H-N-H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0-H-H-N-H-N-N-N-H-N-H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0-H-H-N-H-N-N-N-H-N-H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0-H-H-H-N-N-N-N-N-N-N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0-H-H-H-N-N-N-N-N-N-N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0-H-H-H-N-N-N-N-N-N-N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0-H-H-H-N-N-N-N-N-N-N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0-H-H-H-N-N-N-N-N-N-N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0-H-H-H-N-N-N-N-N-N-N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0-H-H-H-N-N-N-N-N-N-N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0-H-H-H-N-N-N-N-N-N-N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0-H-H-H-N-N-N-N-N-N-N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0-H-H-H-N-N-N-N-N-N-N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0-H-H-H-N-N-N-N-N-N-N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0-H-H-H-N-N-N-N-N-N-N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0-H-H-H-N-N-N-N-N-N-N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0-H-H-H-N-N-N-N-N-N-N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0-H-H-H-N-N-N-N-N-N-N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0-H-H-H-N-N-N-N-N-N-N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0-H-H-H-N-N-N-N-N-N-H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0-H-H-H-N-N-N-N-N-N-H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0-H-H-H-N-N-N-N-N-N-H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0-H-H-H-N-N-N-N-N-N-H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0-H-H-H-N-N-N-N-N-N-H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0-H-H-H-N-N-N-N-N-N-H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0-H-H-H-N-N-N-N-N-N-H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0-H-H-H-N-N-N-N-N-N-H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0-H-H-H-N-N-N-N-N-N-H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0-H-H-H-N-N-N-N-N-N-H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0-H-H-H-N-N-N-N-N-N-H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0-H-H-H-N-N-N-N-N-N-H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0-H-H-H-N-N-N-N-N-N-H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0-H-H-H-N-N-N-N-N-N-H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0-H-H-H-N-N-N-N-N-N-H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0-H-H-H-N-N-N-N-N-N-H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0-H-H-H-N-N-N-N-H-N-N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0-H-H-H-N-N-N-N-H-N-N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0-H-H-H-N-N-N-N-H-N-N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0-H-H-H-N-N-N-N-H-N-N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0-H-H-H-N-N-N-N-H-N-N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0-H-H-H-N-N-N-N-H-N-N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0-H-H-H-N-N-N-N-H-N-N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0-H-H-H-N-N-N-N-H-N-N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0-H-H-H-N-N-N-N-H-N-N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0-H-H-H-N-N-N-N-H-N-N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0-H-H-H-N-N-N-N-H-N-N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0-H-H-H-N-N-N-N-H-N-N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0-H-H-H-N-N-N-N-H-N-N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0-H-H-H-N-N-N-N-H-N-N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0-H-H-H-N-N-N-N-H-N-N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0-H-H-H-N-N-N-N-H-N-N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0-H-H-H-N-N-N-N-H-N-H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0-H-H-H-N-N-N-N-H-N-H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0-H-H-H-N-N-N-N-H-N-H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0-H-H-H-N-N-N-N-H-N-H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0-H-H-H-N-N-N-N-H-N-H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0-H-H-H-N-N-N-N-H-N-H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0-H-H-H-N-N-N-N-H-N-H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0-H-H-H-N-N-N-N-H-N-H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0-H-H-H-N-N-N-N-H-N-H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0-H-H-H-N-N-N-N-H-N-H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0-H-H-H-N-N-N-N-H-N-H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0-H-H-H-N-N-N-N-H-N-H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0-H-H-H-N-N-N-N-H-N-H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0-H-H-H-N-N-N-N-H-N-H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0-H-H-H-N-N-N-N-H-N-H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0-H-H-H-N-N-N-N-H-N-H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0-H-H-H-H-H-N-N-N-N-N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0-H-H-H-H-H-N-N-N-N-N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0-H-H-H-H-H-N-N-N-N-N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0-H-H-H-H-H-N-N-N-N-N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0-H-H-H-H-H-N-N-N-N-N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0-H-H-H-H-H-N-N-N-N-N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0-H-H-H-H-H-N-N-N-N-N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0-H-H-H-H-H-N-N-N-N-N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0-H-H-H-H-H-N-N-N-N-N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0-H-H-H-H-H-N-N-N-N-N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0-H-H-H-H-H-N-N-N-N-N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0-H-H-H-H-H-N-N-N-N-N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0-H-H-H-H-H-N-N-N-N-N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0-H-H-H-H-H-N-N-N-N-N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0-H-H-H-H-H-N-N-N-N-N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0-H-H-H-H-H-N-N-N-N-N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0-H-H-H-H-H-N-N-N-N-H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0-H-H-H-H-H-N-N-N-N-H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0-H-H-H-H-H-N-N-N-N-H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0-H-H-H-H-H-N-N-N-N-H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0-H-H-H-H-H-N-N-N-N-H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0-H-H-H-H-H-N-N-N-N-H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0-H-H-H-H-H-N-N-N-N-H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0-H-H-H-H-H-N-N-N-N-H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0-H-H-H-H-H-N-N-N-N-H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0-H-H-H-H-H-N-N-N-N-H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0-H-H-H-H-H-N-N-N-N-H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0-H-H-H-H-H-N-N-N-N-H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0-H-H-H-H-H-N-N-N-N-H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0-H-H-H-H-H-N-N-N-N-H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0-H-H-H-H-H-N-N-N-N-H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0-H-H-H-H-H-N-N-N-N-H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0-H-H-H-H-H-N-N-H-N-N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0-H-H-H-H-H-N-N-H-N-N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0-H-H-H-H-H-N-N-H-N-N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0-H-H-H-H-H-N-N-H-N-N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0-H-H-H-H-H-N-N-H-N-N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0-H-H-H-H-H-N-N-H-N-N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0-H-H-H-H-H-N-N-H-N-N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0-H-H-H-H-H-N-N-H-N-N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0-H-H-H-H-H-N-N-H-N-N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0-H-H-H-H-H-N-N-H-N-N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0-H-H-H-H-H-N-N-H-N-N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0-H-H-H-H-H-N-N-H-N-N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0-H-H-H-H-H-N-N-H-N-N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0-H-H-H-H-H-N-N-H-N-N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0-H-H-H-H-H-N-N-H-N-N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0-H-H-H-H-H-N-N-H-N-N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0-H-H-H-H-H-N-N-H-N-H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0-H-H-H-H-H-N-N-H-N-H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0-H-H-H-H-H-N-N-H-N-H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0-H-H-H-H-H-N-N-H-N-H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0-H-H-H-H-H-N-N-H-N-H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0-H-H-H-H-H-N-N-H-N-H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0-H-H-H-H-H-N-N-H-N-H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0-H-H-H-H-H-N-N-H-N-H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0-H-H-H-H-H-N-N-H-N-H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0-H-H-H-H-H-N-N-H-N-H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0-H-H-H-H-H-N-N-H-N-H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0-H-H-H-H-H-N-N-H-N-H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0-H-H-H-H-H-N-N-H-N-H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0-H-H-H-H-H-N-N-H-N-H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0-H-H-H-H-H-N-N-H-N-H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0-H-H-H-H-H-N-N-H-N-H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0-H-H-H-H-H-H-N-N-N-N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0-H-H-H-H-H-H-N-N-N-N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0-H-H-H-H-H-H-N-N-N-N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0-H-H-H-H-H-H-N-N-N-N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0-H-H-H-H-H-H-N-N-N-N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0-H-H-H-H-H-H-N-N-N-N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0-H-H-H-H-H-H-N-N-N-N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0-H-H-H-H-H-H-N-N-N-N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0-H-H-H-H-H-H-N-N-N-N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0-H-H-H-H-H-H-N-N-N-N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0-H-H-H-H-H-H-N-N-N-N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0-H-H-H-H-H-H-N-N-N-N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0-H-H-H-H-H-H-N-N-N-N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0-H-H-H-H-H-H-N-N-N-N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0-H-H-H-H-H-H-N-N-N-N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0-H-H-H-H-H-H-N-N-N-N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0-H-H-H-H-H-H-N-N-N-H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0-H-H-H-H-H-H-N-N-N-H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0-H-H-H-H-H-H-N-N-N-H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0-H-H-H-H-H-H-N-N-N-H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0-H-H-H-H-H-H-N-N-N-H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0-H-H-H-H-H-H-N-N-N-H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0-H-H-H-H-H-H-N-N-N-H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0-H-H-H-H-H-H-N-N-N-H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0-H-H-H-H-H-H-N-N-N-H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0-H-H-H-H-H-H-N-N-N-H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0-H-H-H-H-H-H-N-N-N-H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0-H-H-H-H-H-H-N-N-N-H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0-H-H-H-H-H-H-N-N-N-H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0-H-H-H-H-H-H-N-N-N-H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0-H-H-H-H-H-H-N-N-N-H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0-H-H-H-H-H-H-N-N-N-H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0-H-H-H-H-H-H-N-H-N-N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0-H-H-H-H-H-H-N-H-N-N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0-H-H-H-H-H-H-N-H-N-N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0-H-H-H-H-H-H-N-H-N-N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0-H-H-H-H-H-H-N-H-N-N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0-H-H-H-H-H-H-N-H-N-N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0-H-H-H-H-H-H-N-H-N-N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0-H-H-H-H-H-H-N-H-N-N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0-H-H-H-H-H-H-N-H-N-N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0-H-H-H-H-H-H-N-H-N-N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0-H-H-H-H-H-H-N-H-N-N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0-H-H-H-H-H-H-N-H-N-N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0-H-H-H-H-H-H-N-H-N-N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0-H-H-H-H-H-H-N-H-N-N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0-H-H-H-H-H-H-N-H-N-N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0-H-H-H-H-H-H-N-H-N-N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0-H-H-H-H-H-H-N-H-N-H-N-N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0-H-H-H-H-H-H-N-H-N-H-N-N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0-H-H-H-H-H-H-N-H-N-H-N-N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0-H-H-H-H-H-H-N-H-N-H-N-N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0-H-H-H-H-H-H-N-H-N-H-N-N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0-H-H-H-H-H-H-N-H-N-H-N-N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0-H-H-H-H-H-H-N-H-N-H-N-N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0-H-H-H-H-H-H-N-H-N-H-N-N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0-H-H-H-H-H-H-N-H-N-H-N-H-N-N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0-H-H-H-H-H-H-N-H-N-H-N-H-N-N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0-H-H-H-H-H-H-N-H-N-H-N-H-N-N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0-H-H-H-H-H-H-N-H-N-H-N-H-N-N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0-H-H-H-H-H-H-N-H-N-H-N-H-N-H-N-N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0-H-H-H-H-H-H-N-H-N-H-N-H-N-H-N-N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0-H-H-H-H-H-H-N-H-N-H-N-H-N-H-N-H-H-N-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string" calcext:value-type="string">
            <text:p>0-H-H-H-H-H-H-N-H-N-H-N-H-N-H-N-H-H-H-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0-H-H-H-H-N-N-N-N-N-N-N-N-N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0-H-H-H-H-N-N-N-N-N-N-N-N-N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0-H-H-H-H-N-N-N-N-N-N-N-N-N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0-H-H-H-H-N-N-N-N-N-N-N-N-N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0-H-H-H-H-N-N-N-N-N-N-N-N-N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0-H-H-H-H-N-N-N-N-N-N-N-N-N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0-H-H-H-H-N-N-N-N-N-N-N-N-N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0-H-H-H-H-N-N-N-N-N-N-N-N-N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0-H-H-H-H-N-N-N-N-N-N-N-N-H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0-H-H-H-H-N-N-N-N-N-N-N-N-H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0-H-H-H-H-N-N-N-N-N-N-N-N-H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0-H-H-H-H-N-N-N-N-N-N-N-N-H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0-H-H-H-H-N-N-N-N-N-N-N-N-H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0-H-H-H-H-N-N-N-N-N-N-N-N-H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0-H-H-H-H-N-N-N-N-N-N-N-N-H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0-H-H-H-H-N-N-N-N-N-N-N-N-H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0-H-H-H-H-N-N-N-N-N-N-H-N-N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0-H-H-H-H-N-N-N-N-N-N-H-N-N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0-H-H-H-H-N-N-N-N-N-N-H-N-N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0-H-H-H-H-N-N-N-N-N-N-H-N-N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0-H-H-H-H-N-N-N-N-N-N-H-N-N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string" calcext:value-type="string">
            <text:p>0-H-H-H-H-N-N-N-N-N-N-H-N-N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0-H-H-H-H-N-N-N-N-N-N-H-N-N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0-H-H-H-H-N-N-N-N-N-N-H-N-N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0-H-H-H-H-N-N-N-N-N-N-H-N-H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0-H-H-H-H-N-N-N-N-N-N-H-N-H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0-H-H-H-H-N-N-N-N-N-N-H-N-H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0-H-H-H-H-N-N-N-N-N-N-H-N-H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0-H-H-H-H-N-N-N-N-N-N-H-N-H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0-H-H-H-H-N-N-N-N-N-N-H-N-H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0-H-H-H-H-N-N-N-N-N-N-H-N-H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0-H-H-H-H-N-N-N-N-N-N-H-N-H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0-H-H-H-H-N-N-N-N-H-N-N-N-N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0-H-H-H-H-N-N-N-N-H-N-N-N-N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0-H-H-H-H-N-N-N-N-H-N-N-N-N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0-H-H-H-H-N-N-N-N-H-N-N-N-N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0-H-H-H-H-N-N-N-N-H-N-N-N-N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0-H-H-H-H-N-N-N-N-H-N-N-N-N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0-H-H-H-H-N-N-N-N-H-N-N-N-N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0-H-H-H-H-N-N-N-N-H-N-N-N-N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0-H-H-H-H-N-N-N-N-H-N-N-N-H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0-H-H-H-H-N-N-N-N-H-N-N-N-H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0-H-H-H-H-N-N-N-N-H-N-N-N-H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0-H-H-H-H-N-N-N-N-H-N-N-N-H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0-H-H-H-H-N-N-N-N-H-N-N-N-H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0-H-H-H-H-N-N-N-N-H-N-N-N-H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0-H-H-H-H-N-N-N-N-H-N-N-N-H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0-H-H-H-H-N-N-N-N-H-N-N-N-H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0-H-H-H-H-N-N-N-N-H-N-H-N-N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0-H-H-H-H-N-N-N-N-H-N-H-N-N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0-H-H-H-H-N-N-N-N-H-N-H-N-N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0-H-H-H-H-N-N-N-N-H-N-H-N-N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0-H-H-H-H-N-N-N-N-H-N-H-N-N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0-H-H-H-H-N-N-N-N-H-N-H-N-N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0-H-H-H-H-N-N-N-N-H-N-H-N-N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0-H-H-H-H-N-N-N-N-H-N-H-N-N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0-H-H-H-H-N-N-N-N-H-N-H-N-H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0-H-H-H-H-N-N-N-N-H-N-H-N-H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0-H-H-H-H-N-N-N-N-H-N-H-N-H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0-H-H-H-H-N-N-N-N-H-N-H-N-H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0-H-H-H-H-N-N-N-N-H-N-H-N-H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0-H-H-H-H-N-N-N-N-H-N-H-N-H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0-H-H-H-H-N-N-N-N-H-N-H-N-H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string" calcext:value-type="string">
            <text:p>0-H-H-H-H-N-N-N-N-H-N-H-N-H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0-H-H-H-H-N-N-H-N-N-N-N-N-N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0-H-H-H-H-N-N-H-N-N-N-N-N-N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0-H-H-H-H-N-N-H-N-N-N-N-N-N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0-H-H-H-H-N-N-H-N-N-N-N-N-N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0-H-H-H-H-N-N-H-N-N-N-N-N-N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0-H-H-H-H-N-N-H-N-N-N-N-N-N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0-H-H-H-H-N-N-H-N-N-N-N-N-N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0-H-H-H-H-N-N-H-N-N-N-N-N-N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0-H-H-H-H-N-N-H-N-N-N-N-N-H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0-H-H-H-H-N-N-H-N-N-N-N-N-H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0-H-H-H-H-N-N-H-N-N-N-N-N-H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0-H-H-H-H-N-N-H-N-N-N-N-N-H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0-H-H-H-H-N-N-H-N-N-N-N-N-H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0-H-H-H-H-N-N-H-N-N-N-N-N-H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0-H-H-H-H-N-N-H-N-N-N-N-N-H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0-H-H-H-H-N-N-H-N-N-N-N-N-H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0-H-H-H-H-N-N-H-N-N-N-H-N-N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0-H-H-H-H-N-N-H-N-N-N-H-N-N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0-H-H-H-H-N-N-H-N-N-N-H-N-N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string" calcext:value-type="string">
            <text:p>0-H-H-H-H-N-N-H-N-N-N-H-N-N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0-H-H-H-H-N-N-H-N-N-N-H-N-N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0-H-H-H-H-N-N-H-N-N-N-H-N-N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0-H-H-H-H-N-N-H-N-N-N-H-N-N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0-H-H-H-H-N-N-H-N-N-N-H-N-N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0-H-H-H-H-N-N-H-N-N-N-H-N-H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0-H-H-H-H-N-N-H-N-N-N-H-N-H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0-H-H-H-H-N-N-H-N-N-N-H-N-H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string" calcext:value-type="string">
            <text:p>0-H-H-H-H-N-N-H-N-N-N-H-N-H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0-H-H-H-H-N-N-H-N-N-N-H-N-H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0-H-H-H-H-N-N-H-N-N-N-H-N-H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string" calcext:value-type="string">
            <text:p>0-H-H-H-H-N-N-H-N-N-N-H-N-H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string" calcext:value-type="string">
            <text:p>0-H-H-H-H-N-N-H-N-N-N-H-N-H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0-H-H-H-H-N-N-H-N-H-N-N-N-N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0-H-H-H-H-N-N-H-N-H-N-N-N-N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0-H-H-H-H-N-N-H-N-H-N-N-N-N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0-H-H-H-H-N-N-H-N-H-N-N-N-N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0-H-H-H-H-N-N-H-N-H-N-N-N-N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0-H-H-H-H-N-N-H-N-H-N-N-N-N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0-H-H-H-H-N-N-H-N-H-N-N-N-N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0-H-H-H-H-N-N-H-N-H-N-N-N-N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0-H-H-H-H-N-N-H-N-H-N-N-N-H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0-H-H-H-H-N-N-H-N-H-N-N-N-H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0-H-H-H-H-N-N-H-N-H-N-N-N-H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0-H-H-H-H-N-N-H-N-H-N-N-N-H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0-H-H-H-H-N-N-H-N-H-N-N-N-H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0-H-H-H-H-N-N-H-N-H-N-N-N-H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0-H-H-H-H-N-N-H-N-H-N-N-N-H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0-H-H-H-H-N-N-H-N-H-N-N-N-H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0-H-H-H-H-N-N-H-N-H-N-H-N-N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0-H-H-H-H-N-N-H-N-H-N-H-N-N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0-H-H-H-H-N-N-H-N-H-N-H-N-N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0-H-H-H-H-N-N-H-N-H-N-H-N-N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0-H-H-H-H-N-N-H-N-H-N-H-N-N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0-H-H-H-H-N-N-H-N-H-N-H-N-N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0-H-H-H-H-N-N-H-N-H-N-H-N-N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0-H-H-H-H-N-N-H-N-H-N-H-N-N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0-H-H-H-H-N-N-H-N-H-N-H-N-H-N-N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0-H-H-H-H-N-N-H-N-H-N-H-N-H-N-N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0-H-H-H-H-N-N-H-N-H-N-H-N-H-N-N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0-H-H-H-H-N-N-H-N-H-N-H-N-H-N-N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0-H-H-H-H-N-N-H-N-H-N-H-N-H-N-H-N-N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string" calcext:value-type="string">
            <text:p>0-H-H-H-H-N-N-H-N-H-N-H-N-H-N-H-N-N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string" calcext:value-type="string">
            <text:p>0-H-H-H-H-N-N-H-N-H-N-H-N-H-N-H-N-H-H-N-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0-H-H-H-H-N-N-H-N-H-N-H-N-H-N-H-N-H-H-H-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s_12at" table:style-name="ta1">
        <table:table-column table:style-name="co6" table:number-columns-repeated="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-N-N-H-H-H-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-N-N-N-N-N-H-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N-N-N-N-H-N-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-N-N-N-N-H-H-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-N-N-N-H-N-N-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-N-N-N-H-N-H-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-N-N-N-H-H-N-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-N-N-N-H-H-H-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-N-N-H-N-N-N-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-N-N-H-N-N-H-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-N-N-H-N-H-N-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-N-N-H-N-H-H-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-N-N-H-H-N-N-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-N-N-H-H-N-H-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-N-H-N-N-N-H-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-N-H-N-N-H-N-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-N-H-N-N-H-H-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-N-H-N-H-N-N-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-N-H-N-H-N-H-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-N-H-N-H-H-N-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-N-H-N-H-H-H-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-N-H-H-N-N-H-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-N-H-H-N-H-N-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-N-H-H-N-H-H-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-N-H-H-H-N-N-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-N-H-H-H-N-H-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-H-N-N-N-N-H-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-H-N-N-N-H-N-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-H-N-N-N-H-H-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-H-N-N-H-N-N-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-H-N-N-H-N-H-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-H-N-N-H-H-N-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-H-N-N-H-H-H-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-H-N-H-N-N-H-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-H-N-H-N-H-N-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-H-N-H-N-H-H-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-H-N-H-H-N-H-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-H-N-H-H-H-N-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-H-H-N-N-N-H-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-H-H-N-N-H-H-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-H-H-N-H-N-H-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-H-H-H-N-N-H-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-N-N-N-N-N-N-N-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-N-N-N-N-N-N-H-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-N-H-N-N-N-N-N-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-N-H-N-N-N-N-H-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-H-N-N-N-N-N-N-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-H-N-N-N-N-N-H-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-H-N-H-N-N-N-N-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-H-N-H-N-N-N-H-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-H-N-H-H-H-H-N-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-H-N-H-H-H-H-H-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-H-H-N-N-N-N-N-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-H-H-N-N-N-N-H-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-H-H-N-H-N-N-N-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-H-H-N-H-H-H-N-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-H-H-N-H-H-H-H-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-H-H-H-N-N-N-N-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-H-H-H-N-H-H-N-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-H-H-H-N-H-H-H-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-H-H-H-H-N-H-N-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-H-H-H-H-N-H-H-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-H-H-N-H-N-N-H-N-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-H-H-N-H-N-N-H-H-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-H-H-H-N-N-N-H-N-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-H-H-H-N-N-N-H-H-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-H-H-H-H-H-N-H-N-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-H-H-H-H-H-N-H-H-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-H-H-H-H-H-H-H-N-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-H-H-H-H-H-H-H-H-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-H-H-H-H-N-N-N-H-N-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-H-H-H-H-N-N-N-H-H-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-H-H-H-H-N-N-H-H-N-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-H-H-H-H-N-N-H-H-H-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sults11at.A1:results11at.E38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6T21:51:06.630932595</dc:date>
    <meta:editing-duration>PT6M6S</meta:editing-duration>
    <meta:editing-cycles>2</meta:editing-cycles>
    <meta:generator>LibreOffice/7.3.6.2$Linux_X86_64 LibreOffice_project/30$Build-2</meta:generator>
    <meta:document-statistic meta:table-count="2" meta:cell-count="19754" meta:object-count="0"/>
  </office:meta>
</office:document-meta>
</file>